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5cm"/>
    </style:style>
    <style:style style:name="pr11" style:family="presentation" style:parent-style-name="Default-outline1">
      <style:graphic-properties draw:textarea-vertical-align="middle" fo:min-height="13.875cm"/>
    </style:style>
    <style:style style:name="pr12" style:family="presentation" style:parent-style-name="Default-outline1">
      <style:graphic-properties draw:textarea-vertical-align="middle" fo:min-height="15.661cm"/>
    </style:style>
    <style:style style:name="pr13" style:family="presentation" style:parent-style-name="Default-outline1">
      <style:graphic-properties draw:textarea-vertical-align="middle" fo:min-height="13.989cm"/>
    </style:style>
    <style:style style:name="pr14" style:family="presentation" style:parent-style-name="Default-outline1">
      <style:graphic-properties draw:textarea-vertical-align="middle" fo:min-height="14.111cm"/>
    </style:style>
    <style:style style:name="pr15" style:family="presentation" style:parent-style-name="Default-outline1">
      <style:graphic-properties draw:textarea-vertical-align="middle" fo:min-height="15.771cm"/>
    </style:style>
    <style:style style:name="pr16" style:family="presentation" style:parent-style-name="Default-outline1">
      <style:graphic-properties draw:textarea-vertical-align="middle" fo:min-height="15.643cm"/>
    </style:style>
    <style:style style:name="pr17" style:family="presentation" style:parent-style-name="Default-outline1">
      <style:graphic-properties fo:min-height="13.859cm"/>
    </style:style>
    <style:style style:name="pr18" style:family="presentation" style:parent-style-name="Default-outline1">
      <style:graphic-properties draw:textarea-vertical-align="middle" fo:min-height="14.941cm"/>
    </style:style>
    <style:style style:name="pr19" style:family="presentation" style:parent-style-name="Default-outline1">
      <style:graphic-properties draw:textarea-vertical-align="middle" fo:min-height="15.256cm"/>
    </style:style>
    <style:style style:name="pr20" style:family="presentation" style:parent-style-name="Default-outline1">
      <style:graphic-properties draw:textarea-vertical-align="middle" fo:min-height="14.531cm"/>
    </style:style>
    <style:style style:name="pr21" style:family="presentation" style:parent-style-name="Default-outline1">
      <style:graphic-properties draw:textarea-vertical-align="middle" fo:min-height="14.216cm"/>
    </style:style>
    <style:style style:name="pr22" style:family="presentation" style:parent-style-name="Default-outline1">
      <style:graphic-properties draw:textarea-vertical-align="middle" fo:min-height="15.046cm"/>
    </style:style>
    <style:style style:name="pr23" style:family="presentation" style:parent-style-name="Default-outline1">
      <style:graphic-properties fo:min-height="14.111cm"/>
    </style:style>
    <style:style style:name="pr24" style:family="presentation" style:parent-style-name="Default-outline1">
      <style:graphic-properties draw:textarea-vertical-align="middle" fo:min-height="14.901cm"/>
    </style:style>
    <style:style style:name="pr25" style:family="presentation" style:parent-style-name="Default-outline1">
      <style:graphic-properties fo:min-height="14.15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cm"/>
      <style:text-properties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top="0cm" fo:margin-bottom="0cm"/>
      <style:text-properties fo:font-size="26pt" style:font-size-asian="26pt" style:font-size-complex="26pt"/>
    </style:style>
    <style:style style:name="P13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14" style:family="paragraph">
      <style:paragraph-properties fo:margin-top="0cm" fo:margin-bottom="0cm"/>
      <style:text-properties fo:font-size="20pt" style:font-size-asian="20pt" style:font-size-complex="20pt"/>
    </style:style>
    <style:style style:name="P15" style:family="paragraph">
      <style:paragraph-properties fo:margin-top="0cm" fo:margin-bottom="0cm"/>
      <style:text-properties fo:font-size="12pt" style:font-size-asian="12pt" style:font-size-complex="12pt"/>
    </style:style>
    <style:style style:name="P16" style:family="paragraph">
      <style:paragraph-properties fo:margin-top="0cm" fo:margin-bottom="0.298cm"/>
      <style:text-properties fo:font-size="20pt" style:font-size-asian="20pt" style:font-size-complex="20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fo:font-size="18pt" style:font-size-asian="18pt" style:font-size-complex="18pt"/>
    </style:style>
    <style:style style:name="P19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0" style:family="text">
      <style:text-properties fo:color="#000000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1" style:family="text">
      <style:text-properties fo:color="#000080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2" style:family="text">
      <style:text-properties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3" style:family="text">
      <style:text-properties fo:color="#000000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4" style:family="text">
      <style:text-properties fo:color="#008000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5" style:family="text">
      <style:text-properties fo:color="#000080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6" style:family="text">
      <style:text-properties fo:color="#6a3e3e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7" style:family="text">
      <style:text-properties fo:color="#6a3e3e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8" style:family="text">
      <style:text-properties fo:color="#808080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9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0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1" style:family="text">
      <style:text-properties fo:color="#000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2" style:family="text"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3" style:family="text">
      <style:text-properties fo:color="#00008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4" style:family="text">
      <style:text-properties fo:color="#00000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25" style:family="text">
      <style:text-properties fo:color="#008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6" style:family="text">
      <style:text-properties fo:color="#000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7" style:family="text">
      <style:text-properties fo:color="#6a3e3e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8" style:family="text">
      <style:text-properties fo:color="#6a3e3e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9" style:family="text">
      <style:text-properties fo:color="#808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0" style:family="text">
      <style:text-properties fo:color="#808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1" style:family="text">
      <style:text-properties fo:color="#00808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32" style:family="text">
      <style:text-properties fo:color="#00000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33" style:family="text">
      <style:text-properties fo:color="#008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4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35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6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37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8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9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40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41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42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43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44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45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46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7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8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9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0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1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2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3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54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5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6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7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8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9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60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1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2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3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4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5" style:family="text">
      <style:text-properties fo:font-size="20pt" style:font-size-asian="20pt" style:font-size-complex="20pt"/>
    </style:style>
    <style:style style:name="T66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6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8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69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0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71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72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3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74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75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76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77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8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85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86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7f0055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94" style:family="text">
      <style:text-properties fo:color="#00000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95" style:family="text">
      <style:text-properties fo:color="#000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96" style:family="text">
      <style:text-properties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97" style:family="text">
      <style:text-properties fo:color="#808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98" style:family="text">
      <style:text-properties fo:color="#00008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99" style:family="text">
      <style:text-properties fo:color="#00000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100" style:family="text">
      <style:text-properties fo:color="#7f0055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8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c0c0c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106" style:family="text">
      <style:text-properties fo:color="#8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7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8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09" style:family="text">
      <style:text-properties fo:color="#00000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10" style:family="text">
      <style:text-properties fo:color="#00008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11" style:family="text">
      <style:text-properties fo:color="#6a3e3e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12" style:family="text">
      <style:text-properties fo:color="#000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113" style:family="text">
      <style:text-properties fo:color="#000000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114" style:family="text">
      <style:text-properties fo:color="#008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115" style:family="text">
      <style:text-properties fo:color="#6a3e3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16" style:family="text">
      <style:text-properties fo:font-size="26pt" style:font-size-asian="26pt" style:font-size-complex="26pt"/>
    </style:style>
    <style:style style:name="T1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cdi-spec.org/">http://www.cdi-spec.org/</text:a></text:p>
              </text:list-item>
              <text:list-item>
                <text:p><text:a xlink:href="http://www.cdi-spec.org/download/">http://www.cdi-spec.org/download/</text:a></text:p>
              </text:list-item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 cycle</text:p>
              </text:list-item>
              <text:list-item>
                <text:p>Manages context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 a bean</text:p>
          </draw:text-box>
        </draw:frame>
        <draw:frame presentation:style-name="pr10" draw:text-style-name="P9" draw:layer="layout" svg:width="25.199cm" svg:height="13.985cm" svg:x="1.4cm" svg:y="4.851cm" presentation:class="outline" presentation:user-transformed="true">
          <draw:text-box>
            <text:p text:style-name="P8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text:span text:style-name="T10"><text:line-break/></text:span><text:span text:style-name="T10"><text:line-break/></text:span><text:span text:style-name="T10"> <text:s text:c="3"/></text:span><text:span text:style-name="T9">private</text:span><text:span text:style-name="T10"> </text:span><text:span text:style-name="T9">final</text:span><text:span text:style-name="T10"> </text:span><text:span text:style-name="T11">String</text:span><text:span text:style-name="T10"> </text:span><text:span text:style-name="T15">greeting</text:span><text:span text:style-name="T10">;</text:span><text:span text:style-name="T10"><text:line-break/></text:span><text:span text:style-name="T10"><text:line-break/></text:span><text:span text:style-name="T10"> <text:s text:c="3"/></text:span><text:span text:style-name="T9">public</text:span><text:span text:style-name="T10"> </text:span><text:span text:style-name="T13">HelloService</text:span><text:span text:style-name="T10">(</text:span><text:span text:style-name="T11">String</text:span><text:span text:style-name="T10"> </text:span><text:span text:style-name="T16">greeting</text:span><text:span text:style-name="T10">) {</text:span><text:span text:style-name="T10"><text:line-break/></text:span><text:span text:style-name="T10"> <text:s text:c="7"/></text:span><text:span text:style-name="T9">this</text:span><text:span text:style-name="T10">.</text:span><text:span text:style-name="T15">greeting</text:span><text:span text:style-name="T10"> = </text:span><text:span text:style-name="T17">greeting</text:span><text:span text:style-name="T10">;</text:span><text:span text:style-name="T10"><text:line-break/></text:span><text:span text:style-name="T12"> <text:s text:c="3"/>}</text:span><text:span text:style-name="T12"><text:line-break/></text:span><text:span text:style-name="T12"><text:line-break/></text:span><text:span text:style-name="T10"> <text:s text:c="3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() {</text:span><text:span text:style-name="T10"><text:line-break/></text:span><text:span text:style-name="T10"> <text:s text:c="7"/></text:span><text:span text:style-name="T9">return</text:span><text:span text:style-name="T10"> </text:span><text:span text:style-name="T15">greeting</text:span><text:span text:style-name="T10">;</text:span><text:span text:style-name="T10"><text:line-break/></text:span><text:span text:style-name="T12"> <text:s text:c="3"/>}</text:span><text:span text:style-name="T12"><text:line-break/>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so a bean</text:p>
          </draw:text-box>
        </draw:frame>
        <draw:frame presentation:style-name="pr11" draw:text-style-name="P9" draw:layer="layout" svg:width="25.199cm" svg:height="13.875cm" svg:x="1.4cm" svg:y="4.904cm" presentation:class="outline" presentation:user-transformed="true">
          <draw:text-box>
            <text:p text:style-name="P8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text:span text:style-name="T10"><text:line-break/></text:span><text:span text:style-name="T10"><text:line-break/></text:span><text:span text:style-name="T10"> <text:s text:c="3"/></text:span><text:span text:style-name="T9">private</text:span><text:span text:style-name="T10"> </text:span><text:span text:style-name="T9">final</text:span><text:span text:style-name="T10"> </text:span><text:span text:style-name="T11">String</text:span><text:span text:style-name="T10"> </text:span><text:span text:style-name="T15">greeting</text:span><text:span text:style-name="T10">;</text:span><text:span text:style-name="T10"><text:line-break/></text:span><text:span text:style-name="T10"><text:line-break/></text:span><text:span text:style-name="T10"> <text:s text:c="3"/></text:span><text:span text:style-name="T18">@Inject</text:span><text:span text:style-name="T18"><text:line-break/></text:span><text:span text:style-name="T10"> <text:s text:c="3"/></text:span><text:span text:style-name="T9">public</text:span><text:span text:style-name="T10"> </text:span><text:span text:style-name="T13">HelloService</text:span><text:span text:style-name="T10">(</text:span><text:span text:style-name="T18">@Greeting</text:span><text:span text:style-name="T10"> </text:span><text:span text:style-name="T11">String</text:span><text:span text:style-name="T10"> </text:span><text:span text:style-name="T16">greeting</text:span><text:span text:style-name="T10">) {</text:span><text:span text:style-name="T10"><text:line-break/></text:span><text:span text:style-name="T10"> <text:s text:c="7"/></text:span><text:span text:style-name="T9">this</text:span><text:span text:style-name="T10">.</text:span><text:span text:style-name="T15">greeting</text:span><text:span text:style-name="T10"> = </text:span><text:span text:style-name="T17">greeting</text:span><text:span text:style-name="T10">;</text:span><text:span text:style-name="T10"><text:line-break/></text:span><text:span text:style-name="T12"> <text:s text:c="3"/>}</text:span><text:span text:style-name="T12"><text:line-break/></text:span><text:span text:style-name="T12"><text:line-break/></text:span><text:span text:style-name="T10"> <text:s text:c="3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() {</text:span><text:span text:style-name="T10"><text:line-break/></text:span><text:span text:style-name="T10"> <text:s text:c="7"/></text:span><text:span text:style-name="T9">return</text:span><text:span text:style-name="T10"> </text:span><text:span text:style-name="T15">greeting</text:span><text:span text:style-name="T10">;</text:span><text:span text:style-name="T10"><text:line-break/></text:span><text:span text:style-name="T12"> <text:s text:c="3"/>}</text:span><text:span text:style-name="T12"><text:line-break/>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out dependency injection</text:p>
          </draw:text-box>
        </draw:frame>
        <draw:frame presentation:style-name="pr12" draw:text-style-name="P10" draw:layer="layout" svg:width="25.199cm" svg:height="15.661cm" svg:x="1.4cm" svg:y="4.017cm" presentation:class="outline" presentation:user-transformed="true">
          <draw:text-box>
            <text:p text:style-name="P4"><text:span text:style-name="T19">public</text:span><text:span text:style-name="T20"> </text:span><text:span text:style-name="T19">class</text:span><text:span text:style-name="T20"> </text:span><text:span text:style-name="T21">LegacyDatabaseReplicator</text:span><text:span text:style-name="T20"> {</text:span></text:p>
            <text:p text:style-name="P4"><text:span text:style-name="T22"/></text:p>
            <text:p text:style-name="P4"><text:span text:style-name="T20"><text:s text:c="4"/></text:span><text:span text:style-name="T19">private</text:span><text:span text:style-name="T20"> </text:span><text:span text:style-name="T21">Logger</text:span><text:span text:style-name="T20"> </text:span><text:span text:style-name="T23">logger</text:span><text:span text:style-name="T20"> = </text:span><text:span text:style-name="T21">Logger</text:span><text:span text:style-name="T20">.</text:span><text:span text:style-name="T24">getLogger</text:span><text:span text:style-name="T20">(</text:span><text:span text:style-name="T21">LegacyDatabaseReplicator</text:span><text:span text:style-name="T20">.</text:span><text:span text:style-name="T19">class</text:span><text:span text:style-name="T20">.getName());</text:span></text:p>
            <text:p text:style-name="P4"><text:span text:style-name="T22"/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sourceBase</text:span><text:span text:style-name="T20"> = readProperty(</text:span><text:span text:style-name="T25">"application.properties"</text:span><text:span text:style-name="T20">, </text:span><text:span text:style-name="T25">"source.base"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sourceUser</text:span><text:span text:style-name="T20"> = readProperty(</text:span><text:span text:style-name="T25">"application.properties"</text:span><text:span text:style-name="T20">, </text:span><text:span text:style-name="T25">"source.user"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sourcePass</text:span><text:span text:style-name="T20"> = readProperty(</text:span><text:span text:style-name="T25">"application.properties"</text:span><text:span text:style-name="T20">, </text:span><text:span text:style-name="T25">"source.pass"</text:span><text:span text:style-name="T20">);</text:span></text:p>
            <text:p text:style-name="P4"><text:span text:style-name="T22"/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targetBase</text:span><text:span text:style-name="T20"> = readProperty(</text:span><text:span text:style-name="T25">"application.properties"</text:span><text:span text:style-name="T20">, </text:span><text:span text:style-name="T25">"target.base"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targetUser</text:span><text:span text:style-name="T20"> = readProperty(</text:span><text:span text:style-name="T25">"application.properties"</text:span><text:span text:style-name="T20">, </text:span><text:span text:style-name="T25">"target.user"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targetPass</text:span><text:span text:style-name="T20"> = readProperty(</text:span><text:span text:style-name="T25">"application.properties"</text:span><text:span text:style-name="T20">, </text:span><text:span text:style-name="T25">"target.pass"</text:span><text:span text:style-name="T20">);</text:span></text:p>
            <text:p text:style-name="P4"><text:span text:style-name="T22"/></text:p>
            <text:p text:style-name="P4"><text:span text:style-name="T20"><text:s text:c="4"/></text:span><text:span text:style-name="T19">private</text:span><text:span text:style-name="T20"> </text:span><text:span text:style-name="T21">Database</text:span><text:span text:style-name="T20"> </text:span><text:span text:style-name="T23">source</text:span><text:span text:style-name="T20"> = </text:span><text:span text:style-name="T19">new</text:span><text:span text:style-name="T20"> </text:span><text:span text:style-name="T21">Database</text:span><text:span text:style-name="T20">(</text:span><text:span text:style-name="T23">sourceBase</text:span><text:span text:style-name="T20">, </text:span><text:span text:style-name="T23">sourceUser</text:span><text:span text:style-name="T20">, </text:span><text:span text:style-name="T23">sourcePass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Database</text:span><text:span text:style-name="T20"> </text:span><text:span text:style-name="T23">target</text:span><text:span text:style-name="T20"> = </text:span><text:span text:style-name="T19">new</text:span><text:span text:style-name="T20"> </text:span><text:span text:style-name="T21">Database</text:span><text:span text:style-name="T20">(</text:span><text:span text:style-name="T23">targetBase</text:span><text:span text:style-name="T20">, </text:span><text:span text:style-name="T23">targetUser</text:span><text:span text:style-name="T20">, </text:span><text:span text:style-name="T23">targetPass</text:span><text:span text:style-name="T20">);</text:span></text:p>
            <text:p text:style-name="P4"><text:span text:style-name="T22"/></text:p>
            <text:p text:style-name="P4"><text:span text:style-name="T20"><text:s text:c="4"/></text:span><text:span text:style-name="T19">public</text:span><text:span text:style-name="T20"> </text:span><text:span text:style-name="T19">void</text:span><text:span text:style-name="T20"> </text:span><text:span text:style-name="T26">replicate</text:span><text:span text:style-name="T20"> () {</text:span></text:p>
            <text:p text:style-name="P4"><text:span text:style-name="T20"><text:s text:c="8"/></text:span><text:span text:style-name="T19">try</text:span><text:span text:style-name="T20">{</text:span></text:p>
            <text:p text:style-name="P4"><text:span text:style-name="T20"><text:s text:c="12"/></text:span><text:span text:style-name="T23">logger</text:span><text:span text:style-name="T20">.info(</text:span><text:span text:style-name="T25">"Started replicate"</text:span><text:span text:style-name="T20">);</text:span></text:p>
            <text:p text:style-name="P4"><text:span text:style-name="T20"><text:s text:c="12"/></text:span><text:span text:style-name="T20">...</text:span></text:p>
            <text:p text:style-name="P4"><text:span text:style-name="T20"><text:s text:c="12"/></text:span><text:span text:style-name="T23">logger</text:span><text:span text:style-name="T20">.info(</text:span><text:span text:style-name="T25">"Ended replicate"</text:span><text:span text:style-name="T20">);</text:span></text:p>
            <text:p text:style-name="P4"><text:span text:style-name="T20"><text:s text:c="8"/></text:span><text:span text:style-name="T20">}</text:span><text:span text:style-name="T19">catch</text:span><text:span text:style-name="T20">( </text:span><text:span text:style-name="T21">Exception</text:span><text:span text:style-name="T20"> </text:span><text:span text:style-name="T27">e</text:span><text:span text:style-name="T20"> ){</text:span></text:p>
            <text:p text:style-name="P4"><text:span text:style-name="T20"><text:s text:c="12"/></text:span><text:span text:style-name="T23">logger</text:span><text:span text:style-name="T20">.info(</text:span><text:span text:style-name="T25">"Exception "</text:span><text:span text:style-name="T20"> + </text:span><text:span text:style-name="T28">e</text:span><text:span text:style-name="T20">);</text:span></text:p>
            <text:p text:style-name="P4"><text:span text:style-name="T20"><text:s text:c="12"/></text:span><text:span text:style-name="T19">throw</text:span><text:span text:style-name="T20"> </text:span><text:span text:style-name="T28">e</text:span><text:span text:style-name="T20">;</text:span></text:p>
            <text:p text:style-name="P4"><text:span text:style-name="T20"><text:s text:c="8"/></text:span><text:span text:style-name="T20">}</text:span></text:p>
            <text:p text:style-name="P4"><text:span text:style-name="T20"><text:s text:c="4"/></text:span><text:span text:style-name="T20">}</text:span></text:p>
            <text:p text:style-name="P4"><text:span text:style-name="T22"/></text:p>
            <text:p text:style-name="P4"><text:span text:style-name="T2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dependency injection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19">public</text:span><text:span text:style-name="T20"> </text:span><text:span text:style-name="T19">class</text:span><text:span text:style-name="T20"> </text:span><text:span text:style-name="T21">DiDatabaseReplicator</text:span><text:span text:style-name="T20"> {</text:span></text:p>
            <text:p text:style-name="P4"><text:span text:style-name="T22"/></text:p>
            <text:p text:style-name="P4"><text:span text:style-name="T20"><text:s text:c="4"/></text:span><text:span text:style-name="T29">@Inject</text:span></text:p>
            <text:p text:style-name="P4"><text:span text:style-name="T20"><text:s text:c="4"/></text:span><text:span text:style-name="T29">@Source</text:span></text:p>
            <text:p text:style-name="P4"><text:span text:style-name="T20"><text:s text:c="4"/></text:span><text:span text:style-name="T19">private</text:span><text:span text:style-name="T20"> </text:span><text:span text:style-name="T21">Database</text:span><text:span text:style-name="T20"> </text:span><text:span text:style-name="T23">source</text:span><text:span text:style-name="T20">;</text:span></text:p>
            <text:p text:style-name="P4"><text:span text:style-name="T22"/></text:p>
            <text:p text:style-name="P4"><text:span text:style-name="T20"><text:s text:c="4"/></text:span><text:span text:style-name="T29">@Inject</text:span></text:p>
            <text:p text:style-name="P4"><text:span text:style-name="T20"><text:s text:c="4"/></text:span><text:span text:style-name="T29">@Target</text:span></text:p>
            <text:p text:style-name="P4"><text:span text:style-name="T20"><text:s text:c="4"/></text:span><text:span text:style-name="T19">private</text:span><text:span text:style-name="T20"> </text:span><text:span text:style-name="T21">Database</text:span><text:span text:style-name="T20"> </text:span><text:span text:style-name="T23">target</text:span><text:span text:style-name="T20">;</text:span></text:p>
            <text:p text:style-name="P4"><text:span text:style-name="T22"/></text:p>
            <text:p text:style-name="P4"><text:span text:style-name="T20"><text:s text:c="4"/></text:span><text:span text:style-name="T29">@Log</text:span></text:p>
            <text:p text:style-name="P4"><text:span text:style-name="T20"><text:s text:c="4"/></text:span><text:span text:style-name="T19">public</text:span><text:span text:style-name="T20"> </text:span><text:span text:style-name="T19">void</text:span><text:span text:style-name="T20"> </text:span><text:span text:style-name="T26">replicate</text:span><text:span text:style-name="T20"> () {</text:span></text:p>
            <text:p text:style-name="P4"><text:span text:style-name="T20"><text:s text:c="8"/></text:span><text:span text:style-name="T20">...</text:span></text:p>
            <text:p text:style-name="P4"><text:span text:style-name="T20"><text:s text:c="4"/></text:span><text:span text:style-name="T20">}</text:span></text:p>
            <text:p text:style-name="P4"><text:span text:style-name="T22"/></text:p>
            <text:p text:style-name="P4"><text:span text:style-name="T2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dependency injection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8"><text:span text:style-name="T19">public</text:span><text:span text:style-name="T20"> </text:span><text:span text:style-name="T19">class</text:span><text:span text:style-name="T20"> </text:span><text:span text:style-name="T21">SourceDatabaseProducer</text:span><text:span text:style-name="T20"> {</text:span><text:span text:style-name="T20"><text:line-break/></text:span><text:span text:style-name="T20"><text:line-break/></text:span><text:span text:style-name="T20"> <text:s text:c="3"/></text:span><text:span text:style-name="T29">@Inject</text:span><text:span text:style-name="T29"><text:line-break/></text:span><text:span text:style-name="T20"> <text:s text:c="3"/></text:span><text:span text:style-name="T19">private</text:span><text:span text:style-name="T20"> </text:span><text:span text:style-name="T21">Config</text:span><text:span text:style-name="T20"> </text:span><text:span text:style-name="T23">config</text:span><text:span text:style-name="T20">;</text:span><text:span text:style-name="T20"><text:line-break/></text:span><text:span text:style-name="T20"><text:line-break/></text:span><text:span text:style-name="T20"> <text:s text:c="3"/></text:span><text:span text:style-name="T29">@Produces</text:span><text:span text:style-name="T29"><text:line-break/></text:span><text:span text:style-name="T20"> <text:s text:c="3"/></text:span><text:span text:style-name="T29">@Source</text:span><text:span text:style-name="T29"><text:line-break/></text:span><text:span text:style-name="T20"> <text:s text:c="3"/></text:span><text:span text:style-name="T19">public</text:span><text:span text:style-name="T20"> </text:span><text:span text:style-name="T21">Database</text:span><text:span text:style-name="T20"> </text:span><text:span text:style-name="T26">source</text:span><text:span text:style-name="T20">() {</text:span><text:span text:style-name="T20"><text:line-break/></text:span><text:span text:style-name="T20"> <text:s text:c="7"/></text:span><text:span text:style-name="T19">return</text:span><text:span text:style-name="T20"> </text:span><text:span text:style-name="T19">new</text:span><text:span text:style-name="T20"> </text:span><text:span text:style-name="T21">Database</text:span><text:span text:style-name="T20">(</text:span><text:span text:style-name="T23">config</text:span><text:span text:style-name="T20">.sourceBase(), </text:span><text:span text:style-name="T23">config</text:span><text:span text:style-name="T20">.sourceUser(), </text:span><text:span text:style-name="T23">config</text:span><text:span text:style-name="T20">.sourcePass());</text:span><text:span text:style-name="T20"><text:line-break/></text:span><text:span text:style-name="T22"> <text:s text:c="3"/>}</text:span><text:span text:style-name="T22"><text:line-break/></text:span><text:span text:style-name="T2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dependency injection</text:p>
          </draw:text-box>
        </draw:frame>
        <draw:frame presentation:style-name="pr5" draw:text-style-name="P11" draw:layer="layout" svg:width="25.199cm" svg:height="13.859cm" svg:x="1.4cm" svg:y="4.914cm" presentation:class="outline">
          <draw:text-box>
            <text:p text:style-name="P8"><text:span text:style-name="T19">public</text:span><text:span text:style-name="T20"> </text:span><text:span text:style-name="T19">class</text:span><text:span text:style-name="T20"> </text:span><text:span text:style-name="T21">TargetDatabaseProducer</text:span><text:span text:style-name="T20"> {</text:span><text:span text:style-name="T20"><text:line-break/></text:span><text:span text:style-name="T20"><text:line-break/></text:span><text:span text:style-name="T20"> <text:s text:c="3"/></text:span><text:span text:style-name="T29">@Inject</text:span><text:span text:style-name="T29"><text:line-break/></text:span><text:span text:style-name="T20"> <text:s text:c="3"/></text:span><text:span text:style-name="T19">private</text:span><text:span text:style-name="T20"> </text:span><text:span text:style-name="T21">Config</text:span><text:span text:style-name="T20"> </text:span><text:span text:style-name="T23">config</text:span><text:span text:style-name="T20">;</text:span><text:span text:style-name="T20"><text:line-break/></text:span><text:span text:style-name="T20"><text:line-break/></text:span><text:span text:style-name="T20"> <text:s text:c="3"/></text:span><text:span text:style-name="T29">@Produces</text:span><text:span text:style-name="T29"><text:line-break/></text:span><text:span text:style-name="T20"> <text:s text:c="3"/></text:span><text:span text:style-name="T29">@Target</text:span><text:span text:style-name="T29"><text:line-break/></text:span><text:span text:style-name="T20"> <text:s text:c="3"/></text:span><text:span text:style-name="T19">public</text:span><text:span text:style-name="T20"> </text:span><text:span text:style-name="T21">Database</text:span><text:span text:style-name="T20"> </text:span><text:span text:style-name="T26">source</text:span><text:span text:style-name="T20">() {</text:span><text:span text:style-name="T20"><text:line-break/></text:span><text:span text:style-name="T20"> <text:s text:c="7"/></text:span><text:span text:style-name="T19">return</text:span><text:span text:style-name="T20"> </text:span><text:span text:style-name="T19">new</text:span><text:span text:style-name="T20"> </text:span><text:span text:style-name="T21">Database</text:span><text:span text:style-name="T20">(</text:span><text:span text:style-name="T23">config</text:span><text:span text:style-name="T20">.targetBase(), </text:span><text:span text:style-name="T23">config</text:span><text:span text:style-name="T20">.targetUser(), </text:span><text:span text:style-name="T23">config</text:span><text:span text:style-name="T20">.targetPass());</text:span><text:span text:style-name="T20"><text:line-break/></text:span><text:span text:style-name="T22"> <text:s text:c="3"/>}</text:span><text:span text:style-name="T22"><text:line-break/></text:span><text:span text:style-name="T2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dependency injection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8"><text:span text:style-name="T29">@Interceptor</text:span><text:span text:style-name="T29"><text:line-break/></text:span><text:span text:style-name="T29">@Log</text:span><text:span text:style-name="T29"><text:line-break/></text:span><text:span text:style-name="T29">@Priority</text:span><text:span text:style-name="T26">(</text:span><text:span text:style-name="T29">Interceptor</text:span><text:span text:style-name="T26">.</text:span><text:span text:style-name="T21">Priority</text:span><text:span text:style-name="T26">.</text:span><text:span text:style-name="T30">APPLICATION</text:span><text:span text:style-name="T26">)</text:span><text:span text:style-name="T26"><text:line-break/></text:span><text:span text:style-name="T19">public</text:span><text:span text:style-name="T26"> </text:span><text:span text:style-name="T19">class</text:span><text:span text:style-name="T26"> </text:span><text:span text:style-name="T21">LogInterceptor</text:span><text:span text:style-name="T26"> {</text:span><text:span text:style-name="T26"><text:line-break/></text:span><text:span text:style-name="T26"><text:line-break/></text:span><text:span text:style-name="T26"> <text:s text:c="3"/></text:span><text:span text:style-name="T29">@AroundInvoke</text:span><text:span text:style-name="T29"><text:line-break/></text:span><text:span text:style-name="T26"> <text:s text:c="3"/></text:span><text:span text:style-name="T19">public</text:span><text:span text:style-name="T26"> </text:span><text:span text:style-name="T21">Object</text:span><text:span text:style-name="T26"> log(</text:span><text:span text:style-name="T31">InvocationContext</text:span><text:span text:style-name="T26"> </text:span><text:span text:style-name="T27">ic</text:span><text:span text:style-name="T26">) </text:span><text:span text:style-name="T19">throws</text:span><text:span text:style-name="T26"> </text:span><text:span text:style-name="T21">Throwable</text:span><text:span text:style-name="T26"> {</text:span><text:span text:style-name="T26"><text:line-break/></text:span><text:span text:style-name="T26"> <text:s text:c="7"/></text:span><text:span text:style-name="T21">Class</text:span><text:span text:style-name="T26">&lt;?&gt; </text:span><text:span text:style-name="T27">clazz</text:span><text:span text:style-name="T26"> = </text:span><text:span text:style-name="T27">ic</text:span><text:span text:style-name="T26">.</text:span><text:span text:style-name="T32">getTarget</text:span><text:span text:style-name="T26">().getClass();</text:span><text:span text:style-name="T26"><text:line-break/></text:span><text:span text:style-name="T26"> <text:s text:c="7"/></text:span><text:span text:style-name="T21">Logger</text:span><text:span text:style-name="T26"> </text:span><text:span text:style-name="T27">logger</text:span><text:span text:style-name="T26"> = </text:span><text:span text:style-name="T21">Logger</text:span><text:span text:style-name="T26">.</text:span><text:span text:style-name="T32">getLogger</text:span><text:span text:style-name="T26">(</text:span><text:span text:style-name="T27">clazz</text:span><text:span text:style-name="T26">.getName());</text:span><text:span text:style-name="T26"><text:line-break/></text:span><text:span text:style-name="T26"> <text:s text:c="7"/></text:span><text:span text:style-name="T21">String</text:span><text:span text:style-name="T26"> </text:span><text:span text:style-name="T27">method</text:span><text:span text:style-name="T26"> = </text:span><text:span text:style-name="T27">ic</text:span><text:span text:style-name="T26">.</text:span><text:span text:style-name="T32">getMethod</text:span><text:span text:style-name="T26">().getName();</text:span><text:span text:style-name="T26"><text:line-break/></text:span><text:span text:style-name="T26"> <text:s text:c="7"/></text:span><text:span text:style-name="T19">try</text:span><text:span text:style-name="T26"> {</text:span><text:span text:style-name="T26"><text:line-break/></text:span><text:span text:style-name="T26"> <text:s text:c="11"/></text:span><text:span text:style-name="T27">logger</text:span><text:span text:style-name="T26">.info(</text:span><text:span text:style-name="T33">"Started "</text:span><text:span text:style-name="T26"> + </text:span><text:span text:style-name="T27">method</text:span><text:span text:style-name="T26">);</text:span><text:span text:style-name="T26"><text:line-break/></text:span><text:span text:style-name="T26"> <text:s text:c="11"/></text:span><text:span text:style-name="T21">Object</text:span><text:span text:style-name="T26"> </text:span><text:span text:style-name="T27">result</text:span><text:span text:style-name="T26"> = </text:span><text:span text:style-name="T27">ic</text:span><text:span text:style-name="T26">.</text:span><text:span text:style-name="T32">proceed</text:span><text:span text:style-name="T26">();</text:span><text:span text:style-name="T26"><text:line-break/></text:span><text:span text:style-name="T26"> <text:s text:c="11"/></text:span><text:span text:style-name="T27">logger</text:span><text:span text:style-name="T26">.info(</text:span><text:span text:style-name="T33">"Ended "</text:span><text:span text:style-name="T26"> + </text:span><text:span text:style-name="T27">method</text:span><text:span text:style-name="T26">);</text:span><text:span text:style-name="T26"><text:line-break/></text:span><text:span text:style-name="T26"> <text:s text:c="11"/></text:span><text:span text:style-name="T19">return</text:span><text:span text:style-name="T26"> </text:span><text:span text:style-name="T27">result</text:span><text:span text:style-name="T26">;</text:span><text:span text:style-name="T26"><text:line-break/></text:span><text:span text:style-name="T26"> <text:s text:c="7"/>} </text:span><text:span text:style-name="T19">catch</text:span><text:span text:style-name="T26"> (</text:span><text:span text:style-name="T21">Exception</text:span><text:span text:style-name="T26"> </text:span><text:span text:style-name="T27">e</text:span><text:span text:style-name="T26">) {</text:span><text:span text:style-name="T26"><text:line-break/></text:span><text:span text:style-name="T26"> <text:s text:c="11"/></text:span><text:span text:style-name="T27">logger</text:span><text:span text:style-name="T26">.info(</text:span><text:span text:style-name="T33">"Exception "</text:span><text:span text:style-name="T26"> + </text:span><text:span text:style-name="T27">e</text:span><text:span text:style-name="T26">);</text:span><text:span text:style-name="T26"><text:line-break/></text:span><text:span text:style-name="T26"> <text:s text:c="11"/></text:span><text:span text:style-name="T19">throw</text:span><text:span text:style-name="T26"> </text:span><text:span text:style-name="T27">e</text:span><text:span text:style-name="T26">;</text:span><text:span text:style-name="T26"><text:line-break/></text:span><text:span text:style-name="T29"> <text:s text:c="7"/>}</text:span><text:span text:style-name="T29"><text:line-break/></text:span><text:span text:style-name="T29"> <text:s text:c="3"/>}</text:span><text:span text:style-name="T29"><text:line-break/></text:span><text:span text:style-name="T29"><text:line-break/></text:span><text:span text:style-name="T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4">private</text:span><text:span text:style-name="T35"> </text:span><text:span text:style-name="T36">HelloService</text:span><text:span text:style-name="T35">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ublic</text:span><text:span text:style-name="T35"> </text:span><text:span text:style-name="T40">GreeterClient</text:span><text:span text:style-name="T35"> (</text:span><text:span text:style-name="T36">HelloService</text:span><text:span text:style-name="T35"> </text:span><text:span text:style-name="T41">hello</text:span><text:span text:style-name="T35">) {</text:span></text:p>
            <text:p text:style-name="P4"><text:span text:style-name="T35"><text:s text:c="8"/></text:span><text:span text:style-name="T34">this</text:span><text:span text:style-name="T35">.hello = </text:span><text:span text:style-name="T42">hello</text:span><text:span text:style-name="T35">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4">private</text:span><text:span text:style-name="T35"> </text:span><text:span text:style-name="T36">HelloService</text:span><text:span text:style-name="T35">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setService</text:span><text:span text:style-name="T35"> (</text:span><text:span text:style-name="T36">HelloService</text:span><text:span text:style-name="T35"> </text:span><text:span text:style-name="T41">hello</text:span><text:span text:style-name="T35">) {</text:span></text:p>
            <text:p text:style-name="P4"><text:span text:style-name="T35"><text:s text:c="8"/></text:span><text:span text:style-name="T34">this</text:span><text:span text:style-name="T35">.</text:span><text:span text:style-name="T38">hello</text:span><text:span text:style-name="T35"> = </text:span><text:span text:style-name="T42">hello</text:span><text:span text:style-name="T35">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36">HelloService</text:span><text:span text:style-name="T35">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displayHello</text:span><text:span text:style-name="T35"> () {</text:span></text:p>
            <text:p text:style-name="P4"><text:span text:style-name="T35"><text:s text:c="8"/></text:span><text:span text:style-name="T43">display</text:span><text:span text:style-name="T35">(</text:span><text:span text:style-name="T38">hello</text:span><text:span text:style-name="T35">.hello())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3" draw:text-style-name="P12" draw:layer="layout" svg:width="25.199cm" svg:height="13.989cm" svg:x="1.4cm" svg:y="4.849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44">HelloService</text:span><text:span text:style-name="T35">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36">EmailService</text:span><text:span text:style-name="T35"> </text:span><text:span text:style-name="T38">email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sendHello</text:span><text:span text:style-name="T35"> () {</text:span></text:p>
            <text:p text:style-name="P4"><text:span text:style-name="T35"><text:s text:c="8"/></text:span><text:span text:style-name="T38">email</text:span><text:span text:style-name="T35">.</text:span><text:span text:style-name="T43">send</text:span><text:span text:style-name="T35">(</text:span><text:span text:style-name="T38">hello</text:span><text:span text:style-name="T35">.</text:span><text:span text:style-name="T43">hello</text:span><text:span text:style-name="T35">())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36">Service</text:span><text:span text:style-name="T35">&lt;</text:span><text:span text:style-name="T36">Hello</text:span><text:span text:style-name="T35">&gt;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36">Service</text:span><text:span text:style-name="T35">&lt;</text:span><text:span text:style-name="T36">Email</text:span><text:span text:style-name="T35">&gt; </text:span><text:span text:style-name="T38">email</text:span><text:span text:style-name="T35">;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 text:style-name="P4"><text:span text:style-name="T34">public</text:span><text:span text:style-name="T35"> </text:span><text:span text:style-name="T34">interface</text:span><text:span text:style-name="T35"> </text:span><text:span text:style-name="T45">HelloService</text:span><text:span text:style-name="T35"> {</text:span></text:p>
            <text:p text:style-name="P4"><text:span text:style-name="T35"/></text:p>
            <text:p text:style-name="P4"><text:span text:style-name="T35"><text:s text:c="4"/></text:span><text:span text:style-name="T34">public</text:span><text:span text:style-name="T35"> </text:span><text:span text:style-name="T36">String</text:span><text:span text:style-name="T35"> </text:span><text:span text:style-name="T40">hello</text:span><text:span text:style-name="T35"> ();</text:span></text:p>
            <text:p text:style-name="P4"><text:span text:style-name="T35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46">org.jboss.weld.exceptions.DeploymentException</text:span><text:span text:style-name="T47">: WELD-001408: Unsatisfied dependencies for type HelloService with qualifiers @Default</text:span></text:p>
            <text:p text:style-name="P4"><text:span text:style-name="T48"><text:s text:c="2"/></text:span><text:span text:style-name="T48">at injection point [BackedAnnotatedField] @Inject private GreeterClient.hello</text:span></text:p>
            <text:p text:style-name="P4"><text:span text:style-name="T48"><text:s text:c="2"/></text:span><text:span text:style-name="T48">at GreeterClient.hello(</text:span><text:span text:style-name="T46">GreeterClient.java:0</text:span><text:span text:style-name="T48">)</text:span></text:p>
            <text:p text:style-name="P4"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4" draw:text-style-name="P14" draw:layer="layout" svg:width="25.199cm" svg:height="14.111cm" svg:x="1.4cm" svg:y="4.914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o World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Hungarian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ó Világ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46">org.jboss.weld.exceptions.DeploymentException</text:span><text:span text:style-name="T47">: WELD-001409: Ambiguous dependencies for type HelloService with qualifiers @Default</text:span></text:p>
            <text:p text:style-name="P4"><text:span text:style-name="T48"><text:s text:c="2"/></text:span><text:span text:style-name="T48">at injection point [BackedAnnotatedField] @Inject private GreeterClient.hello</text:span></text:p>
            <text:p text:style-name="P4"><text:span text:style-name="T48"><text:s text:c="2"/></text:span><text:span text:style-name="T48">at GreeterClient.hello(</text:span><text:span text:style-name="T46">GreeterClient.java:0</text:span><text:span text:style-name="T48">)</text:span></text:p>
            <text:p text:style-name="P4"><text:span text:style-name="T48"><text:s text:c="2"/></text:span><text:span text:style-name="T48">Possible dependencies: </text:span></text:p>
            <text:p text:style-name="P4"><text:span text:style-name="T48"><text:s text:c="2"/></text:span><text:span text:style-name="T48">- Managed Bean [class HungarianHelloService] with qualifiers [@Any @Default],</text:span></text:p>
            <text:p text:style-name="P4"><text:span text:style-name="T48"><text:s text:c="2"/></text:span><text:span text:style-name="T48">- Managed Bean [class EnglishHelloService] with qualifiers [@Any @Default]</text:span></text:p>
            <text:p text:style-name="P4"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notations that help container pick a bean</text:p>
              </text:list-item>
            </text:list>
            <text:p text:style-name="P4"><text:span text:style-name="T39"/></text:p>
            <text:p text:style-name="P4"><text:span text:style-name="T55">@Qualifier</text:span></text:p>
            <text:p text:style-name="P4"><text:span text:style-name="T55">@Retention</text:span><text:span text:style-name="T51">(</text:span><text:span text:style-name="T58">RUNTIME</text:span><text:span text:style-name="T51">)</text:span></text:p>
            <text:p text:style-name="P4"><text:span text:style-name="T55">@Target</text:span><text:span text:style-name="T51">({</text:span><text:span text:style-name="T58">FIELD</text:span><text:span text:style-name="T51">, </text:span><text:span text:style-name="T58">TYPE</text:span><text:span text:style-name="T51">, </text:span><text:span text:style-name="T58">METHOD</text:span><text:span text:style-name="T51">, </text:span><text:span text:style-name="T58">PARAMETER</text:span><text:span text:style-name="T51">})</text:span></text:p>
            <text:p text:style-name="P4"><text:span text:style-name="T50">public</text:span><text:span text:style-name="T51"> </text:span><text:span text:style-name="T50">@interface</text:span><text:span text:style-name="T51"> </text:span><text:span text:style-name="T55">English</text:span><text:span text:style-name="T51"> {</text:span></text:p>
            <text:p text:style-name="P4"><text:span text:style-name="T51">}</text:span></text:p>
            <text:p text:style-name="P4"><text:span text:style-name="T51"/></text:p>
            <text:p text:style-name="P4"><text:span text:style-name="T55">@Qualifier</text:span></text:p>
            <text:p text:style-name="P4"><text:span text:style-name="T55">@Retention</text:span><text:span text:style-name="T51">(</text:span><text:span text:style-name="T58">RUNTIME</text:span><text:span text:style-name="T51">)</text:span></text:p>
            <text:p text:style-name="P4"><text:span text:style-name="T55">@Target</text:span><text:span text:style-name="T51">({</text:span><text:span text:style-name="T58">FIELD</text:span><text:span text:style-name="T51">, </text:span><text:span text:style-name="T58">TYPE</text:span><text:span text:style-name="T51">, </text:span><text:span text:style-name="T58">METHOD</text:span><text:span text:style-name="T51">, </text:span><text:span text:style-name="T58">PARAMETER</text:span><text:span text:style-name="T51">})</text:span></text:p>
            <text:p text:style-name="P4"><text:span text:style-name="T50">public</text:span><text:span text:style-name="T51"> </text:span><text:span text:style-name="T50">@interface</text:span><text:span text:style-name="T51"> </text:span><text:span text:style-name="T55">Hungarian</text:span><text:span text:style-name="T51"> {</text:span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5" draw:text-style-name="P14" draw:layer="layout" svg:width="25.199cm" svg:height="15.771cm" svg:x="1.4cm" svg:y="3.958cm" presentation:class="outline" presentation:user-transformed="true">
          <draw:text-box>
            <text:p text:style-name="P4"><text:span text:style-name="T55">@English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Override</text:span></text:p>
            <text:p text:style-name="P4"><text:span text:style-name="T55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o World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1"/></text:p>
            <text:p text:style-name="P4"><text:span text:style-name="T54">}</text:span></text:p>
            <text:p text:style-name="P4"><text:span text:style-name="T51"/></text:p>
            <text:p text:style-name="P4"><text:span text:style-name="T55">@Hungarian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Hungarian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ó Világ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1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5"><text:s text:c="4"/></text:span><text:span text:style-name="T55">@English</text:span></text:p>
            <text:p text:style-name="P4"><text:span text:style-name="T55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51">}</text:span></text:p>
            <text:p text:style-name="P4"><text:span text:style-name="T54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5"><text:s text:c="4"/></text:span><text:span text:style-name="T55">@Hungarian</text:span></text:p>
            <text:p text:style-name="P4"><text:span text:style-name="T55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5">@Qualifier</text:span></text:p>
            <text:p text:style-name="P4"><text:span text:style-name="T55">@Retention</text:span><text:span text:style-name="T51">(</text:span><text:span text:style-name="T58">RUNTIME</text:span><text:span text:style-name="T51">)</text:span></text:p>
            <text:p text:style-name="P4"><text:span text:style-name="T55">@Target</text:span><text:span text:style-name="T51">({</text:span><text:span text:style-name="T58">FIELD</text:span><text:span text:style-name="T51">, </text:span><text:span text:style-name="T58">TYPE</text:span><text:span text:style-name="T51">, </text:span><text:span text:style-name="T58">METHOD</text:span><text:span text:style-name="T51">, </text:span><text:span text:style-name="T58">PARAMETER</text:span><text:span text:style-name="T51">})</text:span></text:p>
            <text:p text:style-name="P4"><text:span text:style-name="T50">public</text:span><text:span text:style-name="T51"> </text:span><text:span text:style-name="T50">@interface</text:span><text:span text:style-name="T51"> </text:span><text:span text:style-name="T55">Languag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60">Languages</text:span><text:span text:style-name="T51"> </text:span><text:span text:style-name="T56">value</text:span><text:span text:style-name="T51"> ()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enum</text:span><text:span text:style-name="T51"> </text:span><text:span text:style-name="T60">Languages</text:span><text:span text:style-name="T51"> {</text:span></text:p>
            <text:p text:style-name="P4"><text:span text:style-name="T54"/></text:p>
            <text:p text:style-name="P4"><text:span text:style-name="T51"><text:s text:c="8"/></text:span><text:span text:style-name="T58">ENGLISH</text:span><text:span text:style-name="T51">,</text:span></text:p>
            <text:p text:style-name="P4"><text:span text:style-name="T51"><text:s text:c="8"/></text:span><text:span text:style-name="T58">HUNGARIAN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5" draw:text-style-name="P14" draw:layer="layout" svg:width="25.199cm" svg:height="15.771cm" svg:x="1.4cm" svg:y="3.95cm" presentation:class="outline" presentation:user-transformed="true">
          <draw:text-box>
            <text:p text:style-name="P4"><text:span text:style-name="T55">@Language</text:span><text:span text:style-name="T51">(</text:span><text:span text:style-name="T58">ENGLISH</text:span><text:span text:style-name="T51">)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o World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5">@Language</text:span><text:span text:style-name="T51">(</text:span><text:span text:style-name="T58">HUNGARIAN</text:span><text:span text:style-name="T51">)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Hungarian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ó Világ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14" draw:layer="layout" svg:width="25.199cm" svg:height="13.859cm" svg:x="1.4cm" svg:y="5.455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5"><text:s text:c="4"/></text:span><text:span text:style-name="T55">@Language</text:span><text:span text:style-name="T51">(</text:span><text:span text:style-name="T58">ENGLISH</text:span><text:span text:style-name="T51">)</text:span></text:p>
            <text:p text:style-name="P4"><text:span text:style-name="T56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5"><text:s text:c="4"/></text:span><text:span text:style-name="T55">@Language</text:span><text:span text:style-name="T51">(</text:span><text:span text:style-name="T58">HUNGARIAN</text:span><text:span text:style-name="T51">)</text:span></text:p>
            <text:p text:style-name="P4"><text:span text:style-name="T56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14" draw:layer="layout" svg:width="25.199cm" svg:height="13.859cm" svg:x="1.4cm" svg:y="4.908cm" presentation:class="outline" presentation:user-transformed="true">
          <draw:text-box>
            <text:p text:style-name="P4"><text:span text:style-name="T55">@English</text:span></text:p>
            <text:p text:style-name="P4"><text:span text:style-name="T55">@Console</text:span></text:p>
            <text:p text:style-name="P4"><text:span text:style-name="T55">@Secur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5">@English</text:span></text:p>
            <text:p text:style-name="P4"><text:span text:style-name="T51"><text:s text:c="4"/></text:span><text:span text:style-name="T55">@Console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14" draw:layer="layout" svg:width="25.199cm" svg:height="13.859cm" svg:x="1.4cm" svg:y="4.908cm" presentation:class="outline" presentation:user-transformed="true">
          <draw:text-box>
            <text:p text:style-name="P4"><text:span text:style-name="T55">@English</text:span></text:p>
            <text:p text:style-name="P4"><text:span text:style-name="T55">@Secur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5">@English</text:span></text:p>
            <text:p text:style-name="P4"><text:span text:style-name="T51"><text:s text:c="4"/></text:span><text:span text:style-name="T55">@Console</text:span></text:p>
            <text:p text:style-name="P4"><text:span text:style-name="T51"><text:s text:c="4"/></text:span><text:span text:style-name="T55">@Secured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5" draw:layer="layout" svg:width="25.199cm" svg:height="13.859cm" svg:x="1.4cm" svg:y="4.914cm" presentation:class="outline" presentation:user-transformed="true">
          <draw:text-box>
            <text:p text:style-name="P4"><text:span text:style-name="T61">org.jboss.weld.exceptions.DeploymentException</text:span><text:span text:style-name="T62">: WELD-001408: Unsatisfied dependencies for type HelloService with qualifiers @Secured @English @Console</text:span></text:p>
            <text:p text:style-name="P4"><text:span text:style-name="T63"><text:s text:c="2"/></text:span><text:span text:style-name="T63">at injection point [BackedAnnotatedField] @Inject @English @Console @Secured private GreeterClient.hello</text:span></text:p>
            <text:p text:style-name="P4"><text:span text:style-name="T63"><text:s text:c="2"/></text:span><text:span text:style-name="T63">at GreeterClient.hello(</text:span><text:span text:style-name="T61">GreeterClient.java:0</text:span><text:span text:style-name="T63">)</text:span></text:p>
            <text:p text:style-name="P4"><text:span text:style-name="T63">WELD-001475: The following beans match by type, but none have matching qualifiers:</text:span></text:p>
            <text:p text:style-name="P4"><text:span text:style-name="T63"><text:s text:c="2"/></text:span><text:span text:style-name="T63">- Managed Bean [class HungarianHelloService] with qualifiers [@Secured @Hungarian @Any],</text:span></text:p>
            <text:p text:style-name="P4"><text:span text:style-name="T63"><text:s text:c="2"/></text:span><text:span text:style-name="T63">- Managed Bean [class EnglishHelloService] with qualifiers [@Secured @English @Any]</text:span></text:p>
            <text:p text:style-name="P4"><text:span text:style-name="T6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6" draw:text-style-name="P16" draw:layer="layout" svg:width="25.199cm" svg:height="15.643cm" svg:x="1.4cm" svg:y="4.913cm" presentation:class="outline" presentation:user-transformed="true">
          <draw:text-box>
            <text:list text:style-name="L2">
              <text:list-item>
                <text:p><text:span text:style-name="T65">@Any</text:span></text:p>
                <text:list>
                  <text:list-item>
                    <text:p><text:span text:style-name="T65">Present on all beans except @New</text:span></text:p>
                  </text:list-item>
                  <text:list-item>
                    <text:p><text:span text:style-name="T65">Can be used to query all implementations of a type</text:span></text:p>
                  </text:list-item>
                </text:list>
              </text:list-item>
              <text:list-item>
                <text:p><text:span text:style-name="T65">@Default</text:span></text:p>
                <text:list>
                  <text:list-item>
                    <text:p><text:span text:style-name="T65">Present on all beans except @Named</text:span></text:p>
                  </text:list-item>
                </text:list>
              </text:list-item>
              <text:list-item>
                <text:p><text:span text:style-name="T65">@Alternative</text:span></text:p>
                <text:list>
                  <text:list-item>
                    <text:p><text:span text:style-name="T65">Bean is disabled by default, has to be explicitly enabled</text:span></text:p>
                  </text:list-item>
                </text:list>
              </text:list-item>
              <text:list-item>
                <text:p><text:span text:style-name="T65">@Named</text:span></text:p>
                <text:list>
                  <text:list-item>
                    <text:p><text:span text:style-name="T65">Exposes the bean for JSF, JSP, EL, JBatch, etc...</text:span></text:p>
                  </text:list-item>
                </text:list>
              </text:list-item>
              <text:list-item>
                <text:p><text:span text:style-name="T65">@New</text:span></text:p>
                <text:list>
                  <text:list-item>
                    <text:p><text:span text:style-name="T65">Used to obtain a new bean on demand.</text:span></text:p>
                  </text:list-item>
                  <text:list-item>
                    <text:p><text:span text:style-name="T65">Deprec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annotations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Annotations are necessary for compatibility</text:p>
                <text:list>
                  <text:list-item>
                    <text:p>@Vetoed removes a bean from CDI control</text:p>
                  </text:list-item>
                  <text:list-item>
                    <text:p>@Resource is needed to access JEE resources</text:p>
                  </text:list-item>
                  <text:list-item>
                    <text:p>@PersistenceContext for JPA</text:p>
                  </text:list-item>
                  <text:list-item>
                    <text:p>@PersistenceUnit for JPA</text:p>
                  </text:list-item>
                  <text:list-item>
                    <text:p>@EJB for remote EJB</text:p>
                  </text:list-item>
                  <text:list-item>
                    <text:p>@WebServiceRef</text:p>
                  </text:list-item>
                  <text:list-item>
                    <text:p>@Type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an lifecycle callbacks</text:p>
          </draw:text-box>
        </draw:frame>
        <draw:frame presentation:style-name="pr18" draw:text-style-name="P17" draw:layer="layout" svg:width="25.199cm" svg:height="14.941cm" svg:x="1.4cm" svg:y="4.914cm" presentation:class="outline" presentation:user-transformed="true">
          <draw:text-box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text:span text:style-name="T56"> 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6">GreeterClient</text:span><text:span text:style-name="T51"> () {</text:span></text:p>
            <text:p text:style-name="P4"><text:span text:style-name="T51"><text:s text:c="8"/></text:span><text:span text:style-name="T52">System</text:span><text:span text:style-name="T51">.</text:span><text:span text:style-name="T58">out</text:span><text:span text:style-name="T51">.println(</text:span><text:span text:style-name="T57">"Constructor "</text:span><text:span text:style-name="T51"> + </text:span><text:span text:style-name="T59">hello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<text:s text:c="4"/></text:span><text:span text:style-name="T55">@PostConstruct</text:span><text:span text:style-name="T56"> </text:span><text:span text:style-name="T50">public</text:span><text:span text:style-name="T51"> </text:span><text:span text:style-name="T50">void</text:span><text:span text:style-name="T51"> </text:span><text:span text:style-name="T56">init</text:span><text:span text:style-name="T51"> () {</text:span></text:p>
            <text:p text:style-name="P4"><text:span text:style-name="T51"><text:s text:c="8"/></text:span><text:span text:style-name="T52">System</text:span><text:span text:style-name="T51">.</text:span><text:span text:style-name="T58">out</text:span><text:span text:style-name="T51">.println(</text:span><text:span text:style-name="T57">"@PostConstruct "</text:span><text:span text:style-name="T51"> + </text:span><text:span text:style-name="T59">hello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<text:s text:c="4"/></text:span><text:span text:style-name="T55">@PreDestroy</text:span><text:span text:style-name="T56"> </text:span><text:span text:style-name="T50">public</text:span><text:span text:style-name="T51"> </text:span><text:span text:style-name="T50">void</text:span><text:span text:style-name="T51"> </text:span><text:span text:style-name="T56">teardown</text:span><text:span text:style-name="T51"> () {</text:span></text:p>
            <text:p text:style-name="P4"><text:span text:style-name="T51"><text:s text:c="8"/></text:span><text:span text:style-name="T52">System</text:span><text:span text:style-name="T51">.</text:span><text:span text:style-name="T58">out</text:span><text:span text:style-name="T51">.println(</text:span><text:span text:style-name="T57">"@PreDestroy "</text:span><text:span text:style-name="T51"> + </text:span><text:span text:style-name="T59">hello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45">Instance</text:span><text:span text:style-name="T35">&lt;</text:span><text:span text:style-name="T45">HelloService</text:span><text:span text:style-name="T35">&gt;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hello</text:span><text:span text:style-name="T35"> () {</text:span></text:p>
            <text:p text:style-name="P4"><text:span text:style-name="T35"><text:s text:c="8"/></text:span><text:span text:style-name="T43">display</text:span><text:span text:style-name="T35">(</text:span><text:span text:style-name="T38">hello</text:span><text:span text:style-name="T35">.</text:span><text:span text:style-name="T43">get</text:span><text:span text:style-name="T35">().</text:span><text:span text:style-name="T43">hello</text:span><text:span text:style-name="T35">())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45">Instance</text:span><text:span text:style-name="T35">&lt;</text:span><text:span text:style-name="T45">HelloService</text:span><text:span text:style-name="T35">&gt;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hello</text:span><text:span text:style-name="T35"> () {</text:span></text:p>
            <text:p text:style-name="P4"><text:span text:style-name="T35"><text:s text:c="8"/></text:span><text:span text:style-name="T34">if</text:span><text:span text:style-name="T35">( </text:span><text:span text:style-name="T38">hello</text:span><text:span text:style-name="T35">.isResolvable() ){</text:span></text:p>
            <text:p text:style-name="P4"><text:span text:style-name="T35"><text:s text:c="12"/></text:span><text:span text:style-name="T43">display</text:span><text:span text:style-name="T35">(</text:span><text:span text:style-name="T38">hello</text:span><text:span text:style-name="T35">.</text:span><text:span text:style-name="T43">get</text:span><text:span text:style-name="T35">().</text:span><text:span text:style-name="T43">hello</text:span><text:span text:style-name="T35">());</text:span></text:p>
            <text:p text:style-name="P4"><text:span text:style-name="T35"><text:s text:c="8"/></text:span><text:span text:style-name="T35">}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3" draw:text-style-name="P12" draw:layer="layout" svg:width="25.199cm" svg:height="13.989cm" svg:x="1.4cm" svg:y="4.849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Any</text:span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45">Instance</text:span><text:span text:style-name="T35">&lt;</text:span><text:span text:style-name="T45">HelloService</text:span><text:span text:style-name="T35">&gt; </text:span><text:span text:style-name="T38">services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hello</text:span><text:span text:style-name="T35"> () {</text:span></text:p>
            <text:p text:style-name="P4"><text:span text:style-name="T35"><text:s text:c="8"/></text:span><text:span text:style-name="T34">for</text:span><text:span text:style-name="T35">( </text:span><text:span text:style-name="T45">HelloService</text:span><text:span text:style-name="T35"> </text:span><text:span text:style-name="T41">service</text:span><text:span text:style-name="T35"> : </text:span><text:span text:style-name="T38">services</text:span><text:span text:style-name="T35"> ){</text:span></text:p>
            <text:p text:style-name="P4"><text:span text:style-name="T35"><text:s text:c="12"/></text:span><text:span text:style-name="T43">display</text:span><text:span text:style-name="T35">(</text:span><text:span text:style-name="T42">service</text:span><text:span text:style-name="T35">.</text:span><text:span text:style-name="T43">hello</text:span><text:span text:style-name="T35">());</text:span></text:p>
            <text:p text:style-name="P4"><text:span text:style-name="T35"><text:s text:c="8"/></text:span><text:span text:style-name="T35">}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8" draw:layer="layout" svg:width="25.199cm" svg:height="13.859cm" svg:x="1.4cm" svg:y="4.913cm" presentation:class="outline" presentation:user-transformed="true">
          <draw:text-box>
            <text:p text:style-name="P4"><text:span text:style-name="T66">public</text:span><text:span text:style-name="T67"> </text:span><text:span text:style-name="T66">class</text:span><text:span text:style-name="T67"> </text:span><text:span text:style-name="T68">GreeterClient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70">@Any</text:span></text:p>
            <text:p text:style-name="P4"><text:span text:style-name="T67"><text:s text:c="4"/></text:span><text:span text:style-name="T70">@Inject</text:span></text:p>
            <text:p text:style-name="P4"><text:span text:style-name="T67"><text:s text:c="4"/></text:span><text:span text:style-name="T66">private</text:span><text:span text:style-name="T67"> </text:span><text:span text:style-name="T71">Instance</text:span><text:span text:style-name="T67">&lt;</text:span><text:span text:style-name="T71">HelloService</text:span><text:span text:style-name="T67">&gt; </text:span><text:span text:style-name="T72">services</text:span><text:span text:style-name="T67">;</text:span></text:p>
            <text:p text:style-name="P4"><text:span text:style-name="T69"/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hello</text:span><text:span text:style-name="T67"> () {</text:span></text:p>
            <text:p text:style-name="P4"><text:span text:style-name="T67"><text:s text:c="8"/></text:span><text:span text:style-name="T71">Annotation</text:span><text:span text:style-name="T67"> </text:span><text:span text:style-name="T74">qualifier</text:span><text:span text:style-name="T67"> = </text:span><text:span text:style-name="T66">new</text:span><text:span text:style-name="T67"> </text:span><text:span text:style-name="T75">AnnotationLiteral</text:span><text:span text:style-name="T67">&lt;</text:span><text:span text:style-name="T70">English</text:span><text:span text:style-name="T67">&gt;() {};</text:span></text:p>
            <text:p text:style-name="P4"><text:span text:style-name="T67"><text:s text:c="8"/></text:span><text:span text:style-name="T71">HelloService</text:span><text:span text:style-name="T67"> </text:span><text:span text:style-name="T74">service</text:span><text:span text:style-name="T67"> = </text:span><text:span text:style-name="T72">services</text:span><text:span text:style-name="T67">.</text:span><text:span text:style-name="T76">select</text:span><text:span text:style-name="T67">(</text:span><text:span text:style-name="T77">qualifier</text:span><text:span text:style-name="T67">).</text:span><text:span text:style-name="T76">get</text:span><text:span text:style-name="T67">();</text:span></text:p>
            <text:p text:style-name="P4"><text:span text:style-name="T67"><text:s text:c="8"/></text:span><text:span text:style-name="T76">display</text:span><text:span text:style-name="T67">(</text:span><text:span text:style-name="T77">service</text:span><text:span text:style-name="T67">.</text:span><text:span text:style-name="T76">hello</text:span><text:span text:style-name="T67">());</text:span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9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78"/></text:p>
            <text:p text:style-name="P4"><text:span text:style-name="T78">public</text:span><text:span text:style-name="T79"> </text:span><text:span text:style-name="T78">class</text:span><text:span text:style-name="T79"> </text:span><text:span text:style-name="T80">RecordDatabase</text:span><text:span text:style-name="T81"> {</text:span></text:p>
            <text:p text:style-name="P4"><text:span text:style-name="T81"><text:s text:c="4"/></text:span><text:span text:style-name="T81">...</text:span></text:p>
            <text:p text:style-name="P4"><text:span text:style-name="T81">}</text:span></text:p>
            <text:p text:style-name="P4"><text:span text:style-name="T81"/></text:p>
            <text:p text:style-name="P4"><text:span text:style-name="T81">@ApplicationScoped</text:span></text:p>
            <text:p text:style-name="P4"><text:span text:style-name="T78">public</text:span><text:span text:style-name="T81"> </text:span><text:span text:style-name="T78">class</text:span><text:span text:style-name="T81"> </text:span><text:span text:style-name="T80">RecordService</text:span><text:span text:style-name="T81"> {</text:span></text:p>
            <text:p text:style-name="P4"><text:span text:style-name="T81"/></text:p>
            <text:p text:style-name="P4"><text:span text:style-name="T81"><text:s text:c="4"/></text:span><text:span text:style-name="T82">@Inject</text:span></text:p>
            <text:p text:style-name="P4"><text:span text:style-name="T81"><text:s text:c="4"/></text:span><text:span text:style-name="T78">private</text:span><text:span text:style-name="T81"> </text:span><text:span text:style-name="T80">RecordDatabase</text:span><text:span text:style-name="T81"> </text:span><text:span text:style-name="T83">database</text:span><text:span text:style-name="T81">;</text:span></text:p>
            <text:p text:style-name="P4"><text:span text:style-name="T81"/></text:p>
            <text:p text:style-name="P4"><text:span text:style-name="T8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Normal scope, proxied</text:p>
              </text:list-item>
              <text:list-item>
                <text:p>All users share the same instance</text:p>
              </text:list-item>
            </text:list>
            <text:p text:style-name="P4"><text:span text:style-name="T55"/></text:p>
            <text:p text:style-name="P4"><text:span text:style-name="T55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LogDatabas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logEvent</text:span><text:span text:style-name="T51"> (</text:span><text:span text:style-name="T52">String</text:span><text:span text:style-name="T51"> </text:span><text:span text:style-name="T84">event</text:span><text:span text:style-name="T51">) {</text:span></text:p>
            <text:p text:style-name="P4"><text:span text:style-name="T51"><text:s text:c="8"/></text:span><text:span text:style-name="T51">...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ormal scope, proxied</text:p>
              </text:list-item>
              <text:list-item>
                <text:p>Needs to be serializable</text:p>
              </text:list-item>
            </text:list>
            <text:p text:style-name="P4"><text:span text:style-name="T55"/></text:p>
            <text:p text:style-name="P4"><text:span text:style-name="T55">@Sess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ShoppingCart</text:span><text:span text:style-name="T51"> </text:span><text:span text:style-name="T50">implements</text:span><text:span text:style-name="T51"> </text:span><text:span text:style-name="T53">Serializabl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addItem</text:span><text:span text:style-name="T51"> (</text:span><text:span text:style-name="T52">Item</text:span><text:span text:style-name="T51"> </text:span><text:span text:style-name="T84">item</text:span><text:span text:style-name="T51">) {</text:span></text:p>
            <text:p text:style-name="P4"><text:span text:style-name="T51"><text:s text:c="8"/></text:span><text:span text:style-name="T85">doSomething</text:span><text:span text:style-name="T51">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  <text:list-item>
                <text:p>Normal scope, proxied</text:p>
              </text:list-item>
            </text:list>
            <text:p text:style-name="P4"><text:span text:style-name="T55"/></text:p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AuthCheck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checkAuth</text:span><text:span text:style-name="T51"> (</text:span><text:span text:style-name="T52">String</text:span><text:span text:style-name="T51"> </text:span><text:span text:style-name="T84">user</text:span><text:span text:style-name="T51">) {</text:span></text:p>
            <text:p text:style-name="P4"><text:span text:style-name="T51"><text:s text:c="8"/></text:span><text:span text:style-name="T51">...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ormal scope, proxied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20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55"/></text:p>
            <text:p text:style-name="P4"><text:span text:style-name="T55">@Singleton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RandomGenerato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int</text:span><text:span text:style-name="T51"> </text:span><text:span text:style-name="T56">nextInt</text:span><text:span text:style-name="T51"> () {</text:span></text:p>
            <text:p text:style-name="P4"><text:span text:style-name="T54"><text:s text:c="8"/></text:span><text:span text:style-name="T54">...</text:span></text:p>
            <text:p text:style-name="P4"><text:span text:style-name="T51"><text:s text:c="4"/></text:span><text:span text:style-name="T51">}</text:span></text:p>
            <text:p text:style-name="P4"><text:span text:style-name="T51"><text:s text:c="4"/></text:span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21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55"/></text:p>
            <text:p text:style-name="P4"><text:span text:style-name="T55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Record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2">LoginName</text:span><text:span text:style-name="T51"> </text:span><text:span text:style-name="T59">name</text:span><text:span text:style-name="T51">;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LoginName</text:span><text:span text:style-name="T51"> {</text:span></text:p>
            <text:p text:style-name="P4"><text:span text:style-name="T54"><text:s text:c="4"/></text:span><text:span text:style-name="T54">...</text:span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method calls</text:p>
          </draw:text-box>
        </draw:frame>
        <draw:frame presentation:style-name="pr22" draw:text-style-name="P14" draw:layer="layout" svg:width="25.199cm" svg:height="15.046cm" svg:x="1.4cm" svg:y="4.419cm" presentation:class="outline" presentation:user-transformed="true">
          <draw:text-box>
            <text:list text:style-name="L2">
              <text:list-item>
                <text:p>Proxy method calls to beans with other scope</text:p>
              </text:list-item>
            </text:list>
            <text:p text:style-name="P4"><text:span text:style-name="T55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2">User</text:span><text:span text:style-name="T51"> </text:span><text:span text:style-name="T59">user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59">user</text:span><text:span text:style-name="T51">.getId();</text:span></text:p>
            <text:p text:style-name="P4"><text:span text:style-name="T51"><text:s text:c="8"/></text:span><text:span text:style-name="T59">user</text:span><text:span text:style-name="T51">.getName();</text:span></text:p>
            <text:p text:style-name="P4"><text:span text:style-name="T51"><text:s text:c="8"/></text:span><text:span text:style-name="T59">hello</text:span><text:span text:style-name="T51">.</text:span><text:span text:style-name="T85">hello</text:span><text:span text:style-name="T51">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21" draw:text-style-name="P14" draw:layer="layout" svg:width="25.199cm" svg:height="14.216cm" svg:x="1.4cm" svg:y="4.736cm" presentation:class="outline" presentation:user-transformed="true">
          <draw:text-box>
            <text:list text:style-name="L2">
              <text:list-item>
                <text:p>Class names differ, do not rely on them</text:p>
              </text:list-item>
            </text:list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User</text:span><text:span text:style-name="T51"> {</text:span><text:span text:style-name="T54">}</text:span></text:p>
            <text:p text:style-name="P4"><text:span text:style-name="T54"/></text:p>
            <text:p text:style-name="P4"><text:span text:style-name="T82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2">User</text:span><text:span text:style-name="T51"> </text:span><text:span text:style-name="T59">user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83"><text:s text:c="8"/></text:span><text:span text:style-name="T83">user</text:span><text:span text:style-name="T81">.getClass();</text:span></text:p>
            <text:p text:style-name="P4"><text:span text:style-name="T86"><text:s text:c="8"/></text:span><text:span text:style-name="T86">// org.jboss.weld.proxies.User$</text:span><text:span text:style-name="T87">Proxy</text:span><text:span text:style-name="T88">$_$$_WeldClientProxy</text:span></text:p>
            <text:p text:style-name="P4"><text:span text:style-name="T51"><text:s text:c="4"/></text:span><text:span text:style-name="T51">}</text:span></text:p>
            <text:p text:style-name="P4"><text:span text:style-name="T54"><text:s text:c="4"/></text:span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Us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9">name</text:span><text:span text:style-name="T51">;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89">org.jboss.weld.exceptions.DefinitionException</text:span><text:span text:style-name="T90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8" draw:text-style-name="P14" draw:layer="layout" svg:width="25.199cm" svg:height="14.941cm" svg:x="1.4cm" svg:y="4.363cm" presentation:class="outline" presentation:user-transformed="true">
          <draw:text-box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User</text:span><text:span text:style-name="T51"> {</text:span></text:p>
            <text:p text:style-name="P4"><text:span text:style-name="T51"><text:s text:c="4"/></text:span><text:span text:style-name="T50">protected</text:span><text:span text:style-name="T51"> </text:span><text:span text:style-name="T50">int</text:span><text:span text:style-name="T51"> </text:span><text:span text:style-name="T59">id</text:span><text:span text:style-name="T51">;</text:span></text:p>
            <text:p text:style-name="P4"><text:span text:style-name="T51"><text:s text:c="4"/></text:span><text:span text:style-name="T50">protected</text:span><text:span text:style-name="T51"> </text:span><text:span text:style-name="T52">String</text:span><text:span text:style-name="T51"> </text:span><text:span text:style-name="T59">name</text:span><text:span text:style-name="T51">;</text:span></text:p>
            <text:p text:style-name="P4"><text:span text:style-name="T54">}</text:span></text:p>
            <text:p text:style-name="P4"><text:span text:style-name="T51"/></text:p>
            <text:p text:style-name="P4"><text:span text:style-name="T82">@ApplicationScoped</text:span></text:p>
            <text:p text:style-name="P4"><text:span text:style-name="T78">public</text:span><text:span text:style-name="T91"> </text:span><text:span text:style-name="T78">class</text:span><text:span text:style-name="T91"> </text:span><text:span text:style-name="T80">GreeterClient</text:span><text:span text:style-name="T91"> {</text:span></text:p>
            <text:p text:style-name="P4"><text:span text:style-name="T78"/></text:p>
            <text:p text:style-name="P4"><text:span text:style-name="T91"><text:s text:c="4"/></text:span><text:span text:style-name="T82">@Inject</text:span></text:p>
            <text:p text:style-name="P4"><text:span text:style-name="T91"><text:s text:c="4"/></text:span><text:span text:style-name="T78">private</text:span><text:span text:style-name="T91"> </text:span><text:span text:style-name="T80">User</text:span><text:span text:style-name="T91"> </text:span><text:span text:style-name="T80">user</text:span><text:span text:style-name="T91">;</text:span></text:p>
            <text:p text:style-name="P4"><text:span text:style-name="T78"/></text:p>
            <text:p text:style-name="P4"><text:span text:style-name="T91"><text:s text:c="4"/></text:span><text:span text:style-name="T78">public</text:span><text:span text:style-name="T91"> </text:span><text:span text:style-name="T78">void</text:span><text:span text:style-name="T91"> greet () {</text:span></text:p>
            <text:p text:style-name="P4"><text:span text:style-name="T91"><text:s text:c="8"/></text:span><text:span text:style-name="T92">// user.id is 0</text:span></text:p>
            <text:p text:style-name="P4"><text:span text:style-name="T91"><text:s text:c="8"/></text:span><text:span text:style-name="T92">// user.name is null</text:span></text:p>
            <text:p text:style-name="P4"><text:span text:style-name="T78"><text:s text:c="4"/></text:span><text:span text:style-name="T78">}</text:span></text:p>
            <text:p text:style-name="P4"><text:span text:style-name="T78"/></text:p>
            <text:p text:style-name="P4"><text:span text:style-name="T7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DI can not intercept the new keyword</text:p>
              </text:list-item>
            </text:list>
            <text:p text:style-name="P4"><text:span text:style-name="T93"/></text:p>
            <text:p text:style-name="P4"><text:span text:style-name="T93">public</text:span><text:span text:style-name="T94"> </text:span><text:span text:style-name="T93">class</text:span><text:span text:style-name="T94"> </text:span><text:span text:style-name="T95">DatabaseReplicator</text:span><text:span text:style-name="T94"> {</text:span></text:p>
            <text:p text:style-name="P4"><text:span text:style-name="T96"/></text:p>
            <text:p text:style-name="P4"><text:span text:style-name="T94"><text:s text:c="4"/></text:span><text:span text:style-name="T97">@Inject</text:span><text:span text:style-name="T94"> </text:span><text:span text:style-name="T97">@Source</text:span><text:span text:style-name="T94"> </text:span><text:span text:style-name="T93">private</text:span><text:span text:style-name="T94"> </text:span><text:span text:style-name="T95">Database</text:span><text:span text:style-name="T94"> </text:span><text:span text:style-name="T98">source</text:span><text:span text:style-name="T94">;</text:span></text:p>
            <text:p text:style-name="P4"><text:span text:style-name="T94"><text:s text:c="4"/></text:span><text:span text:style-name="T97">@Inject</text:span><text:span text:style-name="T94"> </text:span><text:span text:style-name="T97">@Target</text:span><text:span text:style-name="T94"> </text:span><text:span text:style-name="T93">private</text:span><text:span text:style-name="T94"> </text:span><text:span text:style-name="T95">Database</text:span><text:span text:style-name="T94"> </text:span><text:span text:style-name="T98">target</text:span><text:span text:style-name="T94">;</text:span></text:p>
            <text:p text:style-name="P4"><text:span text:style-name="T96"/></text:p>
            <text:p text:style-name="P4"><text:span text:style-name="T94"><text:s text:c="4"/></text:span><text:span text:style-name="T97">@Log</text:span></text:p>
            <text:p text:style-name="P4"><text:span text:style-name="T94"><text:s text:c="4"/></text:span><text:span text:style-name="T93">public</text:span><text:span text:style-name="T94"> </text:span><text:span text:style-name="T93">void</text:span><text:span text:style-name="T94"> </text:span><text:span text:style-name="T99">replicate</text:span><text:span text:style-name="T94"> () {</text:span></text:p>
            <text:p text:style-name="P4"><text:span text:style-name="T94"><text:s text:c="8"/></text:span><text:span text:style-name="T94">...</text:span></text:p>
            <text:p text:style-name="P4"><text:span text:style-name="T94"><text:s text:c="4"/></text:span><text:span text:style-name="T94">}</text:span></text:p>
            <text:p text:style-name="P4"><text:span text:style-name="T96"/></text:p>
            <text:p text:style-name="P4"><text:span text:style-name="T94">}</text:span></text:p>
            <text:p text:style-name="P4"><text:span text:style-name="T100"/></text:p>
            <text:p text:style-name="P4"><text:span text:style-name="T100">new</text:span><text:span text:style-name="T101"> </text:span><text:span text:style-name="T102">DatabaseReplicator</text:span><text:span text:style-name="T103">().replicate(); <text:s/></text:span><text:span text:style-name="T104">// This will never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proxyable bean types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4"><text:span text:style-name="T50">public</text:span><text:span text:style-name="T56"> </text:span><text:span text:style-name="T50">class</text:span><text:span text:style-name="T56"> </text:span><text:span text:style-name="T52">DatabaseProducer</text:span><text:span text:style-name="T56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1"><text:s text:c="4"/></text:span><text:span text:style-name="T50">public</text:span><text:span text:style-name="T51"> </text:span><text:span text:style-name="T52">Database</text:span><text:span text:style-name="T51"> </text:span><text:span text:style-name="T56">createDatabase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Database</text:span><text:span text:style-name="T51">(</text:span><text:span text:style-name="T57">"http://database"</text:span><text:span text:style-name="T51">, </text:span><text:span text:style-name="T57">"user"</text:span><text:span text:style-name="T51">, </text:span><text:span text:style-name="T57">"pass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4">}</text:span></text:p>
            <text:p text:style-name="P4"><text:span text:style-name="T54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Record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2">Database</text:span><text:span text:style-name="T51"> </text:span><text:span text:style-name="T59">database</text:span><text:span text:style-name="T51">;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ducers can have qualifiers</text:p>
          </draw:text-box>
        </draw:frame>
        <draw:frame presentation:style-name="pr23" draw:layer="layout" svg:width="25.199cm" svg:height="14.111cm" svg:x="1.4cm" svg:y="4.914cm" presentation:class="outline" presentation:user-transformed="true">
          <draw:text-box>
            <text:p text:style-name="P4"><text:span text:style-name="T50">public</text:span><text:span text:style-name="T56"> </text:span><text:span text:style-name="T50">class</text:span><text:span text:style-name="T56"> </text:span><text:span text:style-name="T52">DatabaseProducer</text:span><text:span text:style-name="T56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6"><text:s text:c="4"/></text:span><text:span text:style-name="T55">@Users</text:span></text:p>
            <text:p text:style-name="P4"><text:span text:style-name="T51"><text:s text:c="4"/></text:span><text:span text:style-name="T50">public</text:span><text:span text:style-name="T51"> </text:span><text:span text:style-name="T52">Database</text:span><text:span text:style-name="T51"> </text:span><text:span text:style-name="T56">createDatabase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Database</text:span><text:span text:style-name="T51">(</text:span><text:span text:style-name="T57">"http://users"</text:span><text:span text:style-name="T51">, </text:span><text:span text:style-name="T57">"user"</text:span><text:span text:style-name="T51">, </text:span><text:span text:style-name="T57">"pass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4">}</text:span></text:p>
            <text:p text:style-name="P4"><text:span text:style-name="T54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User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6"><text:s text:c="4"/></text:span><text:span text:style-name="T55">@Users</text:span></text:p>
            <text:p text:style-name="P4"><text:span text:style-name="T51"><text:s text:c="4"/></text:span><text:span text:style-name="T50">private</text:span><text:span text:style-name="T51"> </text:span><text:span text:style-name="T52">Database</text:span><text:span text:style-name="T51"> </text:span><text:span text:style-name="T59">users</text:span><text:span text:style-name="T51">;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7" draw:layer="layout" svg:width="25.199cm" svg:height="13.859cm" svg:x="1.4cm" svg:y="4.914cm" presentation:class="outlin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DatabaseProduc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6"><text:s text:c="4"/></text:span><text:span text:style-name="T55">@ApplicationScoped</text:span></text:p>
            <text:p text:style-name="P4"><text:span text:style-name="T51"><text:s text:c="4"/></text:span><text:span text:style-name="T50">public</text:span><text:span text:style-name="T51"> </text:span><text:span text:style-name="T52">Database</text:span><text:span text:style-name="T51"> </text:span><text:span text:style-name="T56">createDatabase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Database</text:span><text:span text:style-name="T51">(</text:span><text:span text:style-name="T57">"http://database"</text:span><text:span text:style-name="T51">, </text:span><text:span text:style-name="T57">"user"</text:span><text:span text:style-name="T51">, </text:span><text:span text:style-name="T57">"pass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4">}</text:span></text:p>
            <text:p text:style-name="P4"><text:span text:style-name="T5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14" draw:layer="layout" svg:width="25.199cm" svg:height="13.859cm" svg:x="1.4cm" svg:y="5.709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DatabaseProduc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1"><text:s text:c="4"/></text:span><text:span text:style-name="T50">public</text:span><text:span text:style-name="T51"> </text:span><text:span text:style-name="T52">Database</text:span><text:span text:style-name="T51"> </text:span><text:span text:style-name="T56">openDatabase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Database</text:span><text:span text:style-name="T51">(</text:span><text:span text:style-name="T57">"http://database"</text:span><text:span text:style-name="T51">, </text:span><text:span text:style-name="T57">"user"</text:span><text:span text:style-name="T51">, </text:span><text:span text:style-name="T57">"pass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closeDatabase</text:span><text:span text:style-name="T51"> (</text:span><text:span text:style-name="T55">@Disposes</text:span><text:span text:style-name="T51"> </text:span><text:span text:style-name="T52">Database</text:span><text:span text:style-name="T51"> </text:span><text:span text:style-name="T84">database</text:span><text:span text:style-name="T51">) {</text:span></text:p>
            <text:p text:style-name="P4"><text:span text:style-name="T51"><text:s text:c="8"/></text:span><text:span text:style-name="T105">database</text:span><text:span text:style-name="T51">.close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4"><text:span text:style-name="T50">public</text:span><text:span text:style-name="T51"> </text:span><text:span text:style-name="T50">class</text:span><text:span text:style-name="T51"> </text:span><text:span text:style-name="T52">LogProduc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1"><text:s text:c="4"/></text:span><text:span text:style-name="T50">public</text:span><text:span text:style-name="T51"> </text:span><text:span text:style-name="T52">Logger</text:span><text:span text:style-name="T51"> </text:span><text:span text:style-name="T56">produceLog</text:span><text:span text:style-name="T51"> (</text:span><text:span text:style-name="T53">InjectionPoint</text:span><text:span text:style-name="T51"> </text:span><text:span text:style-name="T84">injectionPoint</text:span><text:span text:style-name="T51">) {</text:span></text:p>
            <text:p text:style-name="P4"><text:span text:style-name="T51"><text:s text:c="8"/></text:span><text:span text:style-name="T53">Member</text:span><text:span text:style-name="T51"> </text:span><text:span text:style-name="T84">member</text:span><text:span text:style-name="T51"> = </text:span><text:span text:style-name="T105">injectionPoint</text:span><text:span text:style-name="T51">.</text:span><text:span text:style-name="T85">getMember</text:span><text:span text:style-name="T51">();</text:span></text:p>
            <text:p text:style-name="P4"><text:span text:style-name="T51"><text:s text:c="8"/></text:span><text:span text:style-name="T52">Class</text:span><text:span text:style-name="T51">&lt;?&gt; </text:span><text:span text:style-name="T84">clazz</text:span><text:span text:style-name="T51"> = </text:span><text:span text:style-name="T105">member</text:span><text:span text:style-name="T51">.</text:span><text:span text:style-name="T85">getDeclaringClass</text:span><text:span text:style-name="T51">();</text:span></text:p>
            <text:p text:style-name="P4"><text:span text:style-name="T51"><text:s text:c="8"/></text:span><text:span text:style-name="T50">return</text:span><text:span text:style-name="T51"> </text:span><text:span text:style-name="T52">Logger</text:span><text:span text:style-name="T51">.</text:span><text:span text:style-name="T85">getLogger</text:span><text:span text:style-name="T51">(</text:span><text:span text:style-name="T105">clazz</text:span><text:span text:style-name="T51">.getName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14" draw:layer="layout" svg:width="25.199cm" svg:height="13.859cm" svg:x="1.4cm" svg:y="4.914cm" presentation:class="outlin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MapProduc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1"><text:s text:c="4"/></text:span><text:span text:style-name="T50">public</text:span><text:span text:style-name="T51"> &lt;</text:span><text:span text:style-name="T52">K</text:span><text:span text:style-name="T51">, </text:span><text:span text:style-name="T52">V</text:span><text:span text:style-name="T51">&gt; </text:span><text:span text:style-name="T53">Map</text:span><text:span text:style-name="T51">&lt;</text:span><text:span text:style-name="T52">K</text:span><text:span text:style-name="T51">, </text:span><text:span text:style-name="T52">V</text:span><text:span text:style-name="T51">&gt; </text:span><text:span text:style-name="T56">produceMap</text:span><text:span text:style-name="T51"> (</text:span><text:span text:style-name="T53">InjectionPoint</text:span><text:span text:style-name="T51"> </text:span><text:span text:style-name="T84">ip</text:span><text:span text:style-name="T51">) {</text:span></text:p>
            <text:p text:style-name="P4"><text:span text:style-name="T51"><text:s text:c="8"/></text:span><text:span text:style-name="T50">if</text:span><text:span text:style-name="T51">( valueIsNumber(</text:span><text:span text:style-name="T105">ip</text:span><text:span text:style-name="T51">.</text:span><text:span text:style-name="T85">getType</text:span><text:span text:style-name="T51">()) ){</text:span></text:p>
            <text:p text:style-name="P4"><text:span text:style-name="T51"><text:s text:c="12"/></text:span><text:span text:style-name="T50">return</text:span><text:span text:style-name="T51"> </text:span><text:span text:style-name="T50">new</text:span><text:span text:style-name="T51"> </text:span><text:span text:style-name="T52">TreeMap</text:span><text:span text:style-name="T51">&lt;&gt;();</text:span></text:p>
            <text:p text:style-name="P4"><text:span text:style-name="T51"><text:s text:c="8"/></text:span><text:span text:style-name="T51">}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HashMap</text:span><text:span text:style-name="T51">&lt;&gt;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18" draw:text-style-name="P14" draw:layer="layout" svg:width="25.199cm" svg:height="14.941cm" svg:x="1.4cm" svg:y="4.929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RecordDatabas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Event</text:span><text:span text:style-name="T51">&lt;</text:span><text:span text:style-name="T52">Record</text:span><text:span text:style-name="T51">&gt; </text:span><text:span text:style-name="T59">recordAdded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addRecord</text:span><text:span text:style-name="T51"> (</text:span><text:span text:style-name="T52">Record</text:span><text:span text:style-name="T51"> </text:span><text:span text:style-name="T84">record</text:span><text:span text:style-name="T51">) {</text:span></text:p>
            <text:p text:style-name="P4"><text:span text:style-name="T51"><text:s text:c="8"/></text:span><text:span text:style-name="T59">recordAdded</text:span><text:span text:style-name="T51">.</text:span><text:span text:style-name="T85">fire</text:span><text:span text:style-name="T51">(</text:span><text:span text:style-name="T105">record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RecordLogg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listenRecord</text:span><text:span text:style-name="T51"> (</text:span><text:span text:style-name="T55">@Observes</text:span><text:span text:style-name="T51"> </text:span><text:span text:style-name="T52">Record</text:span><text:span text:style-name="T51"> </text:span><text:span text:style-name="T84">record</text:span><text:span text:style-name="T51">) {</text:span></text:p>
            <text:p text:style-name="P4"><text:span text:style-name="T51"><text:s text:c="8"/></text:span><text:span text:style-name="T52">System</text:span><text:span text:style-name="T51">.</text:span><text:span text:style-name="T58">out</text:span><text:span text:style-name="T51">.println(</text:span><text:span text:style-name="T57">"Received: "</text:span><text:span text:style-name="T51"> + </text:span><text:span text:style-name="T105">record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24" draw:text-style-name="P18" draw:layer="layout" svg:width="25.199cm" svg:height="14.901cm" svg:x="1.4cm" svg:y="5.755cm" presentation:class="outline" presentation:user-transformed="true">
          <draw:text-box>
            <text:p text:style-name="P4"><text:span text:style-name="T66">public</text:span><text:span text:style-name="T67"> </text:span><text:span text:style-name="T66">class</text:span><text:span text:style-name="T67"> </text:span><text:span text:style-name="T68">RecordDatabase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70">@Inject</text:span></text:p>
            <text:p text:style-name="P4"><text:span text:style-name="T67"><text:s text:c="4"/></text:span><text:span text:style-name="T66">private</text:span><text:span text:style-name="T67"> </text:span><text:span text:style-name="T71">Event</text:span><text:span text:style-name="T67">&lt;</text:span><text:span text:style-name="T68">Record</text:span><text:span text:style-name="T67">&gt; </text:span><text:span text:style-name="T72">recordAdded</text:span><text:span text:style-name="T67">;</text:span></text:p>
            <text:p text:style-name="P4"><text:span text:style-name="T69"/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addRecord</text:span><text:span text:style-name="T67"> (</text:span><text:span text:style-name="T68">Record</text:span><text:span text:style-name="T67"> </text:span><text:span text:style-name="T74">record</text:span><text:span text:style-name="T67">) {</text:span></text:p>
            <text:p text:style-name="P4"><text:span text:style-name="T67"><text:s text:c="8"/></text:span><text:span text:style-name="T71">Annotation</text:span><text:span text:style-name="T67"> </text:span><text:span text:style-name="T74">annotation</text:span><text:span text:style-name="T67"> = </text:span><text:span text:style-name="T66">new</text:span><text:span text:style-name="T67"> </text:span><text:span text:style-name="T75">AnnotationLiteral</text:span><text:span text:style-name="T67">&lt;</text:span><text:span text:style-name="T70">Added</text:span><text:span text:style-name="T67">&gt;() {};</text:span></text:p>
            <text:p text:style-name="P4"><text:span text:style-name="T67"><text:s text:c="8"/></text:span><text:span text:style-name="T72">recordAdded</text:span><text:span text:style-name="T67">.</text:span><text:span text:style-name="T76">select</text:span><text:span text:style-name="T67">(</text:span><text:span text:style-name="T77">annotation</text:span><text:span text:style-name="T67">).</text:span><text:span text:style-name="T76">fire</text:span><text:span text:style-name="T67">(</text:span><text:span text:style-name="T77">record</text:span><text:span text:style-name="T67">);</text:span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  <text:p text:style-name="P4"><text:span text:style-name="T67"/></text:p>
            <text:p text:style-name="P4"><text:span text:style-name="T66">public</text:span><text:span text:style-name="T67"> </text:span><text:span text:style-name="T66">class</text:span><text:span text:style-name="T67"> </text:span><text:span text:style-name="T68">RecordLogger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objectEvent</text:span><text:span text:style-name="T67"> (</text:span><text:span text:style-name="T70">@Observes</text:span><text:span text:style-name="T67"> </text:span><text:span text:style-name="T68">Object</text:span><text:span text:style-name="T67"> </text:span><text:span text:style-name="T74">object</text:span><text:span text:style-name="T67">) {}</text:span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Event</text:span><text:span text:style-name="T67"> (</text:span><text:span text:style-name="T70">@Observes</text:span><text:span text:style-name="T67"> </text:span><text:span text:style-name="T68">Record</text:span><text:span text:style-name="T67"> </text:span><text:span text:style-name="T74">record</text:span><text:span text:style-name="T67">) {}</text:span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Added</text:span><text:span text:style-name="T67"> (</text:span><text:span text:style-name="T70">@Observes</text:span><text:span text:style-name="T67"> </text:span><text:span text:style-name="T70">@Added</text:span><text:span text:style-name="T67"> </text:span><text:span text:style-name="T68">Record</text:span><text:span text:style-name="T67"> </text:span><text:span text:style-name="T74">record</text:span><text:span text:style-name="T67">) {}</text:span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Deleted</text:span><text:span text:style-name="T67"> (</text:span><text:span text:style-name="T70">@Observes</text:span><text:span text:style-name="T67"> </text:span><text:span text:style-name="T70">@Deleted</text:span><text:span text:style-name="T67"> </text:span><text:span text:style-name="T68">Record</text:span><text:span text:style-name="T67"> </text:span><text:span text:style-name="T74">record</text:span><text:span text:style-name="T67">) {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8" draw:layer="layout" svg:width="25.199cm" svg:height="13.859cm" svg:x="1.4cm" svg:y="4.914cm" presentation:class="outline">
          <draw:text-box>
            <text:p text:style-name="P4"><text:span text:style-name="T66">public</text:span><text:span text:style-name="T67"> </text:span><text:span text:style-name="T66">class</text:span><text:span text:style-name="T67"> </text:span><text:span text:style-name="T68">RecordLogger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String</text:span><text:span text:style-name="T67"> (</text:span><text:span text:style-name="T70">@Observes</text:span><text:span text:style-name="T67"> </text:span><text:span text:style-name="T68">Record</text:span><text:span text:style-name="T67">&lt;</text:span><text:span text:style-name="T68">String</text:span><text:span text:style-name="T67">&gt; </text:span><text:span text:style-name="T74">record</text:span><text:span text:style-name="T67">) {}</text:span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Number</text:span><text:span text:style-name="T67"> (</text:span><text:span text:style-name="T70">@Observes</text:span><text:span text:style-name="T67"> </text:span><text:span text:style-name="T68">Record</text:span><text:span text:style-name="T67">&lt;</text:span><text:span text:style-name="T75">Number</text:span><text:span text:style-name="T67">&gt; </text:span><text:span text:style-name="T74">record</text:span><text:span text:style-name="T67">) {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beginRequest</text:span><text:span text:style-name="T51">(</text:span><text:span text:style-name="T55">@Observes</text:span><text:span text:style-name="T51"> </text:span><text:span text:style-name="T55">@Initialized</text:span><text:span text:style-name="T51">(</text:span><text:span text:style-name="T55">RequestScoped</text:span><text:span text:style-name="T51">.</text:span><text:span text:style-name="T50">class</text:span><text:span text:style-name="T51">) </text:span><text:span text:style-name="T53">ServletRequest</text:span><text:span text:style-name="T51"> </text:span><text:span text:style-name="T84">req</text:span><text:span text:style-name="T51">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endRequest</text:span><text:span text:style-name="T51">(</text:span><text:span text:style-name="T55">@Observes</text:span><text:span text:style-name="T51"> </text:span><text:span text:style-name="T55">@Destroyed</text:span><text:span text:style-name="T51">(</text:span><text:span text:style-name="T55">RequestScoped</text:span><text:span text:style-name="T51">.</text:span><text:span text:style-name="T50">class</text:span><text:span text:style-name="T51">) </text:span><text:span text:style-name="T53">HttpSession</text:span><text:span text:style-name="T51"> </text:span><text:span text:style-name="T84">req</text:span><text:span text:style-name="T51">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beginSession</text:span><text:span text:style-name="T51">(</text:span><text:span text:style-name="T55">@Observes</text:span><text:span text:style-name="T51"> </text:span><text:span text:style-name="T55">@Initialized</text:span><text:span text:style-name="T51">(</text:span><text:span text:style-name="T55">SessionScoped</text:span><text:span text:style-name="T51">.</text:span><text:span text:style-name="T50">class</text:span><text:span text:style-name="T51">) </text:span><text:span text:style-name="T53">ServletRequest</text:span><text:span text:style-name="T51"> </text:span><text:span text:style-name="T84">req</text:span><text:span text:style-name="T51">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endSession</text:span><text:span text:style-name="T51">(</text:span><text:span text:style-name="T55">@Observes</text:span><text:span text:style-name="T51"> </text:span><text:span text:style-name="T55">@Destroyed</text:span><text:span text:style-name="T51">(</text:span><text:span text:style-name="T55">SessionScoped</text:span><text:span text:style-name="T51">.</text:span><text:span text:style-name="T50">class</text:span><text:span text:style-name="T51">) </text:span><text:span text:style-name="T53">HttpSession</text:span><text:span text:style-name="T51"> </text:span><text:span text:style-name="T84">req</text:span><text:span text:style-name="T51">)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orators</text:p>
          </draw:text-box>
        </draw:frame>
        <draw:frame presentation:style-name="pr5" draw:text-style-name="P14" draw:layer="layout" svg:width="25.199cm" svg:height="13.859cm" svg:x="1.4cm" svg:y="4.914cm" presentation:class="outline">
          <draw:text-box>
            <text:p text:style-name="P4"><text:span text:style-name="T55">@Decorator</text:span></text:p>
            <text:p text:style-name="P4"><text:span text:style-name="T55">@Priority</text:span><text:span text:style-name="T51">(</text:span><text:span text:style-name="T55">Interceptor</text:span><text:span text:style-name="T51">.</text:span><text:span text:style-name="T52">Priority</text:span><text:span text:style-name="T51">.</text:span><text:span text:style-name="T58">APPLICATION</text:span><text:span text:style-name="T51">)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HelloDecorator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5">@Delegate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Decorated "</text:span><text:span text:style-name="T51"> + </text:span><text:span text:style-name="T59">hello</text:span><text:span text:style-name="T51">.</text:span><text:span text:style-name="T85">hello</text:span><text:span text:style-name="T51">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on class</text:p>
          </draw:text-box>
        </draw:frame>
        <draw:frame presentation:style-name="pr5" draw:text-style-name="P14" draw:layer="layout" svg:width="25.199cm" svg:height="13.859cm" svg:x="1.4cm" svg:y="4.915cm" presentation:class="outline" presentation:user-transformed="true">
          <draw:text-box>
            <text:p text:style-name="P4"><text:span text:style-name="T55">@Log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79"><text:s text:c="4"/></text:span><text:span text:style-name="T78">public</text:span><text:span text:style-name="T79"> </text:span><text:span text:style-name="T80">GreeterClient</text:span><text:span text:style-name="T81"> (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85">display</text:span><text:span text:style-name="T51">(</text:span><text:span text:style-name="T59">hello</text:span><text:span text:style-name="T51">.</text:span><text:span text:style-name="T85">hello</text:span><text:span text:style-name="T51">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on constructor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55"><text:s text:c="4"/></text:span><text:span text:style-name="T55">@Log</text:span></text:p>
            <text:p text:style-name="P4"><text:span text:style-name="T79"><text:s text:c="4"/></text:span><text:span text:style-name="T78">public</text:span><text:span text:style-name="T79"> </text:span><text:span text:style-name="T80">GreeterClient</text:span><text:span text:style-name="T81"> (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85">display</text:span><text:span text:style-name="T51">(</text:span><text:span text:style-name="T59">hello</text:span><text:span text:style-name="T51">.</text:span><text:span text:style-name="T85">hello</text:span><text:span text:style-name="T51">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on method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0">public</text:span><text:span text:style-name="T56"> </text:span><text:span text:style-name="T50">class</text:span><text:span text:style-name="T56"> </text:span><text:span text:style-name="T52">GreeterClient</text:span><text:span text:style-name="T56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79"><text:s text:c="4"/></text:span><text:span text:style-name="T78">public</text:span><text:span text:style-name="T79"> </text:span><text:span text:style-name="T80">GreeterClient</text:span><text:span text:style-name="T81"> () {}</text:span></text:p>
            <text:p text:style-name="P4"><text:span text:style-name="T51"/></text:p>
            <text:p text:style-name="P4"><text:span text:style-name="T55"><text:s text:c="4"/></text:span><text:span text:style-name="T55">@Log</text:span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85">display</text:span><text:span text:style-name="T51">(</text:span><text:span text:style-name="T59">hello</text:span><text:span text:style-name="T51">.</text:span><text:span text:style-name="T85">hello</text:span><text:span text:style-name="T51">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binding</text:p>
          </draw:text-box>
        </draw:frame>
        <draw:frame presentation:style-name="pr5" draw:text-style-name="P14" draw:layer="layout" svg:width="25.199cm" svg:height="13.859cm" svg:x="1.4cm" svg:y="4.914cm" presentation:class="outline">
          <draw:text-box>
            <text:p text:style-name="P4"><text:span text:style-name="T55">@InterceptorBinding</text:span></text:p>
            <text:p text:style-name="P4"><text:span text:style-name="T55">@Target</text:span><text:span text:style-name="T51">({</text:span><text:span text:style-name="T58">CONSTRUCTOR</text:span><text:span text:style-name="T51">,</text:span><text:span text:style-name="T58"> METHOD</text:span><text:span text:style-name="T51">, </text:span><text:span text:style-name="T58">TYPE</text:span><text:span text:style-name="T51">})</text:span></text:p>
            <text:p text:style-name="P4"><text:span text:style-name="T55">@Retention</text:span><text:span text:style-name="T51">(</text:span><text:span text:style-name="T58">RUNTIME</text:span><text:span text:style-name="T51">)</text:span></text:p>
            <text:p text:style-name="P4"><text:span text:style-name="T50">public</text:span><text:span text:style-name="T51"> </text:span><text:span text:style-name="T50">@interface</text:span><text:span text:style-name="T51"> </text:span><text:span text:style-name="T55">Log</text:span><text:span text:style-name="T51"> {</text:span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 interceptor</text:p>
          </draw:text-box>
        </draw:frame>
        <draw:frame presentation:style-name="pr25" draw:text-style-name="P18" draw:layer="layout" svg:width="25.199cm" svg:height="14.156cm" svg:x="1.4cm" svg:y="4.914cm" presentation:class="outline" presentation:user-transformed="true">
          <draw:text-box>
            <text:p text:style-name="P4"><text:span text:style-name="T70">@Interceptor</text:span></text:p>
            <text:p text:style-name="P4"><text:span text:style-name="T70">@Log</text:span></text:p>
            <text:p text:style-name="P4"><text:span text:style-name="T70">@Priority</text:span><text:span text:style-name="T67">(</text:span><text:span text:style-name="T70">Interceptor</text:span><text:span text:style-name="T67">.</text:span><text:span text:style-name="T68">Priority</text:span><text:span text:style-name="T67">.</text:span><text:span text:style-name="T106">APPLICATION</text:span><text:span text:style-name="T67">)</text:span></text:p>
            <text:p text:style-name="P4"><text:span text:style-name="T66">public</text:span><text:span text:style-name="T67"> </text:span><text:span text:style-name="T66">class</text:span><text:span text:style-name="T67"> </text:span><text:span text:style-name="T68">LogInterceptor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70">@AroundInvoke</text:span></text:p>
            <text:p text:style-name="P4"><text:span text:style-name="T67"><text:s text:c="4"/></text:span><text:span text:style-name="T66">public</text:span><text:span text:style-name="T67"> </text:span><text:span text:style-name="T68">Object</text:span><text:span text:style-name="T67"> </text:span><text:span text:style-name="T73">log</text:span><text:span text:style-name="T67"> (</text:span><text:span text:style-name="T71">InvocationContext</text:span><text:span text:style-name="T67"> </text:span><text:span text:style-name="T74">ic</text:span><text:span text:style-name="T67">) </text:span><text:span text:style-name="T66">throws</text:span><text:span text:style-name="T67"> </text:span><text:span text:style-name="T68">Exception</text:span><text:span text:style-name="T67"> {</text:span></text:p>
            <text:p text:style-name="P4"><text:span text:style-name="T67"><text:s text:c="8"/></text:span><text:span text:style-name="T68">System</text:span><text:span text:style-name="T67">.</text:span><text:span text:style-name="T106">out</text:span><text:span text:style-name="T67">.println(</text:span><text:span text:style-name="T107">"Start "</text:span><text:span text:style-name="T67"> + </text:span><text:span text:style-name="T77">ic</text:span><text:span text:style-name="T67">.</text:span><text:span text:style-name="T76">getMethod</text:span><text:span text:style-name="T67">().getName());</text:span></text:p>
            <text:p text:style-name="P4"><text:span text:style-name="T67"><text:s text:c="8"/></text:span><text:span text:style-name="T66">try</text:span><text:span text:style-name="T67">{</text:span></text:p>
            <text:p text:style-name="P4"><text:span text:style-name="T67"><text:s text:c="12"/></text:span><text:span text:style-name="T66">return</text:span><text:span text:style-name="T67"> </text:span><text:span text:style-name="T77">ic</text:span><text:span text:style-name="T67">.</text:span><text:span text:style-name="T76">proceed</text:span><text:span text:style-name="T67">();</text:span></text:p>
            <text:p text:style-name="P4"><text:span text:style-name="T67"><text:s text:c="8"/></text:span><text:span text:style-name="T67">}</text:span><text:span text:style-name="T66">catch</text:span><text:span text:style-name="T67">( </text:span><text:span text:style-name="T68">Exception</text:span><text:span text:style-name="T67"> </text:span><text:span text:style-name="T74">e</text:span><text:span text:style-name="T67"> ){</text:span></text:p>
            <text:p text:style-name="P4"><text:span text:style-name="T67"><text:s text:c="12"/></text:span><text:span text:style-name="T68">System</text:span><text:span text:style-name="T67">.</text:span><text:span text:style-name="T106">out</text:span><text:span text:style-name="T67">.println(</text:span><text:span text:style-name="T107">"Exception "</text:span><text:span text:style-name="T67"> + </text:span><text:span text:style-name="T77">e</text:span><text:span text:style-name="T67">);</text:span></text:p>
            <text:p text:style-name="P4"><text:span text:style-name="T67"><text:s text:c="12"/></text:span><text:span text:style-name="T66">throw</text:span><text:span text:style-name="T67"> </text:span><text:span text:style-name="T77">e</text:span><text:span text:style-name="T67">;</text:span></text:p>
            <text:p text:style-name="P4"><text:span text:style-name="T67"><text:s text:c="8"/></text:span><text:span text:style-name="T67">}</text:span><text:span text:style-name="T66">finally</text:span><text:span text:style-name="T67">{</text:span></text:p>
            <text:p text:style-name="P4"><text:span text:style-name="T67"><text:s text:c="12"/></text:span><text:span text:style-name="T68">System</text:span><text:span text:style-name="T67">.</text:span><text:span text:style-name="T106">out</text:span><text:span text:style-name="T67">.println(</text:span><text:span text:style-name="T107">"End "</text:span><text:span text:style-name="T67"> + </text:span><text:span text:style-name="T77">ic</text:span><text:span text:style-name="T67">.</text:span><text:span text:style-name="T76">getMethod</text:span><text:span text:style-name="T67">().getName());</text:span></text:p>
            <text:p text:style-name="P4"><text:span text:style-name="T67"><text:s text:c="8"/></text:span><text:span text:style-name="T67">}</text:span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structor interceptor</text:p>
          </draw:text-box>
        </draw:frame>
        <draw:frame presentation:style-name="pr25" draw:layer="layout" svg:width="25.199cm" svg:height="14.156cm" svg:x="1.4cm" svg:y="4.914cm" presentation:class="outline" presentation:user-transformed="true">
          <draw:text-box>
            <text:p text:style-name="P4"><text:span text:style-name="T70">@Interceptor</text:span></text:p>
            <text:p text:style-name="P4"><text:span text:style-name="T70">@Log</text:span></text:p>
            <text:p text:style-name="P4"><text:span text:style-name="T70">@Priority</text:span><text:span text:style-name="T67">(</text:span><text:span text:style-name="T70">Interceptor</text:span><text:span text:style-name="T67">.</text:span><text:span text:style-name="T68">Priority</text:span><text:span text:style-name="T67">.</text:span><text:span text:style-name="T106">APPLICATION</text:span><text:span text:style-name="T67">)</text:span></text:p>
            <text:p text:style-name="P4"><text:span text:style-name="T66">public</text:span><text:span text:style-name="T67"> </text:span><text:span text:style-name="T66">class</text:span><text:span text:style-name="T67"> </text:span><text:span text:style-name="T68">LogInterceptor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70">@AroundConstruct</text:span></text:p>
            <text:p text:style-name="P4"><text:span text:style-name="T67"><text:s text:c="4"/></text:span><text:span text:style-name="T66">public</text:span><text:span text:style-name="T67"> </text:span><text:span text:style-name="T68">Object</text:span><text:span text:style-name="T67"> </text:span><text:span text:style-name="T73">log</text:span><text:span text:style-name="T67"> (</text:span><text:span text:style-name="T71">InvocationContext</text:span><text:span text:style-name="T67"> </text:span><text:span text:style-name="T74">ic</text:span><text:span text:style-name="T67">) </text:span><text:span text:style-name="T66">throws</text:span><text:span text:style-name="T67"> </text:span><text:span text:style-name="T68">Exception</text:span><text:span text:style-name="T67"> {</text:span></text:p>
            <text:p text:style-name="P4"><text:span text:style-name="T67"><text:s text:c="8"/></text:span><text:span text:style-name="T68">System</text:span><text:span text:style-name="T67">.</text:span><text:span text:style-name="T106">out</text:span><text:span text:style-name="T67">.println(</text:span><text:span text:style-name="T107">"Start "</text:span><text:span text:style-name="T67"> + </text:span><text:span text:style-name="T77">ic</text:span><text:span text:style-name="T67">.</text:span><text:span text:style-name="T76">getConstructor</text:span><text:span text:style-name="T67">().getName());</text:span></text:p>
            <text:p text:style-name="P4"><text:span text:style-name="T67"><text:s text:c="8"/></text:span><text:span text:style-name="T66">try</text:span><text:span text:style-name="T67">{</text:span></text:p>
            <text:p text:style-name="P4"><text:span text:style-name="T67"><text:s text:c="12"/></text:span><text:span text:style-name="T66">return</text:span><text:span text:style-name="T67"> </text:span><text:span text:style-name="T77">ic</text:span><text:span text:style-name="T67">.</text:span><text:span text:style-name="T76">proceed</text:span><text:span text:style-name="T67">();</text:span></text:p>
            <text:p text:style-name="P4"><text:span text:style-name="T67"><text:s text:c="8"/></text:span><text:span text:style-name="T67">}</text:span><text:span text:style-name="T66">catch</text:span><text:span text:style-name="T67">( </text:span><text:span text:style-name="T68">Exception</text:span><text:span text:style-name="T67"> </text:span><text:span text:style-name="T74">e</text:span><text:span text:style-name="T67"> ){</text:span></text:p>
            <text:p text:style-name="P4"><text:span text:style-name="T67"><text:s text:c="12"/></text:span><text:span text:style-name="T68">System</text:span><text:span text:style-name="T67">.</text:span><text:span text:style-name="T106">out</text:span><text:span text:style-name="T67">.println(</text:span><text:span text:style-name="T107">"Exception "</text:span><text:span text:style-name="T67"> + </text:span><text:span text:style-name="T77">e</text:span><text:span text:style-name="T67">);</text:span></text:p>
            <text:p text:style-name="P4"><text:span text:style-name="T67"><text:s text:c="12"/></text:span><text:span text:style-name="T66">throw</text:span><text:span text:style-name="T67"> </text:span><text:span text:style-name="T77">e</text:span><text:span text:style-name="T67">;</text:span></text:p>
            <text:p text:style-name="P4"><text:span text:style-name="T67"><text:s text:c="8"/></text:span><text:span text:style-name="T67">}</text:span><text:span text:style-name="T66">finally</text:span><text:span text:style-name="T67">{</text:span></text:p>
            <text:p text:style-name="P4"><text:span text:style-name="T67"><text:s text:c="12"/></text:span><text:span text:style-name="T68">System</text:span><text:span text:style-name="T67">.</text:span><text:span text:style-name="T106">out</text:span><text:span text:style-name="T67">.println(</text:span><text:span text:style-name="T107">"End "</text:span><text:span text:style-name="T67"> + </text:span><text:span text:style-name="T77">ic</text:span><text:span text:style-name="T67">.</text:span><text:span text:style-name="T76">getConstructor</text:span><text:span text:style-name="T67">().getName());</text:span></text:p>
            <text:p text:style-name="P4"><text:span text:style-name="T67"><text:s text:c="8"/></text:span><text:span text:style-name="T67">}</text:span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chaining via beans.x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8"><text:span text:style-name="T2">&lt;</text:span><text:span text:style-name="T3">beans</text:span><text:span text:style-name="T4"> </text:span><text:span text:style-name="T5">xmlns</text:span><text:span text:style-name="T6">=</text:span><text:span text:style-name="T7">"</text:span><text:span text:style-name="T7"><text:a xlink:href="http://xmlns.jcp.org/xml/ns/javaee">http://xmlns.jcp.org/xml/ns/javaee</text:a></text:span><text:span text:style-name="T7">" </text:span><text:span text:style-name="T5">xmlns:xsi</text:span><text:span text:style-name="T6">=</text:span><text:span text:style-name="T7">"</text:span><text:span text:style-name="T7"><text:a xlink:href="http://www.w3.org/2001/XMLSchema-instance">http://www.w3.org/2001/XMLSchema-instance</text:a></text:span><text:span text:style-name="T7">"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text:span text:style-name="T2"><text:line-break/></text:span><text:span text:style-name="T6"> <text:s text:c="3"/></text:span><text:span text:style-name="T2">&lt;</text:span><text:span text:style-name="T3">interceptors</text:span><text:span text:style-name="T2">&gt;</text:span><text:span text:style-name="T2"><text:line-break/></text:span><text:span text:style-name="T6"> <text:s text:c="7"/></text:span><text:span text:style-name="T2">&lt;</text:span><text:span text:style-name="T3">class</text:span><text:span text:style-name="T2">&gt;</text:span><text:span text:style-name="T6">dbarchiver.aspect.ExceptionAsResponseInterceptor</text:span><text:span text:style-name="T2">&lt;/</text:span><text:span text:style-name="T3">class</text:span><text:span text:style-name="T2">&gt;</text:span><text:span text:style-name="T2"><text:line-break/></text:span><text:span text:style-name="T6"> <text:s text:c="7"/></text:span><text:span text:style-name="T2">&lt;</text:span><text:span text:style-name="T3">class</text:span><text:span text:style-name="T2">&gt;</text:span><text:span text:style-name="T6">dbarchiver.aspect.TraceLogInterceptor</text:span><text:span text:style-name="T2">&lt;/</text:span><text:span text:style-name="T3">class</text:span><text:span text:style-name="T2">&gt;</text:span><text:span text:style-name="T2"><text:line-break/></text:span><text:span text:style-name="T6"> <text:s text:c="7"/></text:span><text:span text:style-name="T2">&lt;</text:span><text:span text:style-name="T3">class</text:span><text:span text:style-name="T2">&gt;</text:span><text:span text:style-name="T6">dbarchiver.aspect.RetryInterceptor</text:span><text:span text:style-name="T2">&lt;/</text:span><text:span text:style-name="T3">class</text:span><text:span text:style-name="T2">&gt;</text:span><text:span text:style-name="T2"><text:line-break/></text:span><text:span text:style-name="T6"> <text:s text:c="3"/></text:span><text:span text:style-name="T2">&lt;/</text:span><text:span text:style-name="T3">interceptors</text:span><text:span text:style-name="T2">&gt;</text:span><text:span text:style-name="T6"><text:line-break/></text:span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chaining via annotation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55">@Interceptor</text:span><text:span text:style-name="T55"><text:line-break/></text:span><text:span text:style-name="T55">@ExceptionAsResponse</text:span><text:span text:style-name="T55"><text:line-break/></text:span><text:span text:style-name="T55">@Priority</text:span><text:span text:style-name="T56">(</text:span><text:span text:style-name="T55">Interceptor</text:span><text:span text:style-name="T56">.</text:span><text:span text:style-name="T52">Priority</text:span><text:span text:style-name="T56">.</text:span><text:span text:style-name="T60">APPLICATION</text:span><text:span text:style-name="T56">)</text:span><text:span text:style-name="T56"><text:line-break/></text:span><text:span text:style-name="T50">public</text:span><text:span text:style-name="T56"> </text:span><text:span text:style-name="T50">class</text:span><text:span text:style-name="T56"> </text:span><text:span text:style-name="T52">ExceptionAsResponseInterceptor</text:span><text:span text:style-name="T56"> {}</text:span><text:span text:style-name="T56"><text:line-break/></text:span><text:span text:style-name="T56"><text:line-break/></text:span><text:span text:style-name="T55">@Interceptor</text:span><text:span text:style-name="T55"><text:line-break/></text:span><text:span text:style-name="T55">@TraceLog</text:span><text:span text:style-name="T55"><text:line-break/></text:span><text:span text:style-name="T55">@Priority</text:span><text:span text:style-name="T56">(</text:span><text:span text:style-name="T55">Interceptor</text:span><text:span text:style-name="T56">.</text:span><text:span text:style-name="T52">Priority</text:span><text:span text:style-name="T56">.</text:span><text:span text:style-name="T60">APPLICATION</text:span><text:span text:style-name="T56"> + </text:span><text:span text:style-name="T60">1</text:span><text:span text:style-name="T56">)</text:span><text:span text:style-name="T56"><text:line-break/></text:span><text:span text:style-name="T50">public</text:span><text:span text:style-name="T56"> </text:span><text:span text:style-name="T50">class</text:span><text:span text:style-name="T56"> </text:span><text:span text:style-name="T52">TraceLogInterceptor</text:span><text:span text:style-name="T56"> {}</text:span><text:span text:style-name="T56"><text:line-break/></text:span><text:span text:style-name="T56"><text:line-break/></text:span><text:span text:style-name="T55">@Interceptor</text:span><text:span text:style-name="T55"><text:line-break/></text:span><text:span text:style-name="T55">@Retry</text:span><text:span text:style-name="T55"><text:line-break/></text:span><text:span text:style-name="T55">@Priority</text:span><text:span text:style-name="T56">(</text:span><text:span text:style-name="T55">Interceptor</text:span><text:span text:style-name="T56">.</text:span><text:span text:style-name="T52">Priority</text:span><text:span text:style-name="T56">.</text:span><text:span text:style-name="T60">APPLICATION</text:span><text:span text:style-name="T56"> + </text:span><text:span text:style-name="T60">2</text:span><text:span text:style-name="T56">)</text:span><text:span text:style-name="T56"><text:line-break/></text:span><text:span text:style-name="T50">public</text:span><text:span text:style-name="T56"> </text:span><text:span text:style-name="T50">class</text:span><text:span text:style-name="T56"> </text:span><text:span text:style-name="T52">RetryInterceptor</text:span><text:span text:style-name="T56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tstrapping Java SE application</text:p>
          </draw:text-box>
        </draw:frame>
        <draw:frame presentation:style-name="pr5" draw:text-style-name="P5" draw:layer="layout" svg:width="25.199cm" svg:height="13.859cm" svg:x="1.4cm" svg:y="6.124cm" presentation:class="outline" presentation:user-transformed="true">
          <draw:text-box>
            <text:p text:style-name="P4"><text:span text:style-name="T108">public</text:span><text:span text:style-name="T6"> </text:span><text:span text:style-name="T108">static</text:span><text:span text:style-name="T6"> </text:span><text:span text:style-name="T108">void</text:span><text:span text:style-name="T6"> </text:span><text:span text:style-name="T109">main</text:span><text:span text:style-name="T6"> (</text:span><text:span text:style-name="T110">String</text:span><text:span text:style-name="T6">[] </text:span><text:span text:style-name="T111">args</text:span><text:span text:style-name="T6">) {</text:span></text:p>
            <text:p text:style-name="P4"><text:span text:style-name="T4"/></text:p>
            <text:p text:style-name="P4"><text:span text:style-name="T6"><text:s text:c="4"/></text:span><text:span text:style-name="T112">SeContainerInitializer</text:span><text:span text:style-name="T6"> </text:span><text:span text:style-name="T111">initializer</text:span><text:span text:style-name="T6"> = </text:span><text:span text:style-name="T112">SeContainerInitializer</text:span><text:span text:style-name="T6">.</text:span><text:span text:style-name="T113">newInstance</text:span><text:span text:style-name="T6">();</text:span></text:p>
            <text:p text:style-name="P4"><text:span text:style-name="T6"><text:s text:c="4"/></text:span><text:span text:style-name="T108">try</text:span><text:span text:style-name="T6">( </text:span><text:span text:style-name="T114">SeContainer</text:span><text:span text:style-name="T6"> </text:span><text:span text:style-name="T111">container</text:span><text:span text:style-name="T6"> = </text:span><text:span text:style-name="T115">initializer</text:span><text:span text:style-name="T6">.</text:span><text:span text:style-name="T113">initialize</text:span><text:span text:style-name="T6">() ){</text:span></text:p>
            <text:p text:style-name="P4"><text:span text:style-name="T6"><text:s text:c="8"/></text:span><text:span text:style-name="T115">container</text:span><text:span text:style-name="T6">.</text:span><text:span text:style-name="T113">select</text:span><text:span text:style-name="T6">(</text:span><text:span text:style-name="T110">GreeterClient</text:span><text:span text:style-name="T6">.</text:span><text:span text:style-name="T108">class</text:span><text:span text:style-name="T6">).</text:span><text:span text:style-name="T113">get</text:span><text:span text:style-name="T6">().greet();</text:span></text:p>
            <text:p text:style-name="P4"><text:span text:style-name="T6"><text:s text:c="4"/></text:span><text:span text:style-name="T6">}</text:span></text:p>
            <text:p text:style-name="P4"><text:span text:style-name="T4"/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other Java SE example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112">SeContainerInitializer</text:span><text:span text:style-name="T6"> </text:span><text:span text:style-name="T111">initializer</text:span><text:span text:style-name="T6"> = </text:span><text:span text:style-name="T112">SeContainerInitializer</text:span><text:span text:style-name="T6">.</text:span><text:span text:style-name="T113">newInstance</text:span><text:span text:style-name="T6">();</text:span></text:p>
            <text:p text:style-name="P4"><text:span text:style-name="T115">initializer</text:span><text:span text:style-name="T6">.</text:span><text:span text:style-name="T113">disableDiscovery</text:span><text:span text:style-name="T6">();</text:span></text:p>
            <text:p text:style-name="P4"><text:span text:style-name="T115">initializer</text:span><text:span text:style-name="T6">.</text:span><text:span text:style-name="T113">addBeanClasses</text:span><text:span text:style-name="T6">(</text:span><text:span text:style-name="T110">GreeterClient</text:span><text:span text:style-name="T6">.</text:span><text:span text:style-name="T108">class</text:span><text:span text:style-name="T6">);</text:span></text:p>
            <text:p text:style-name="P4"><text:span text:style-name="T115">initializer</text:span><text:span text:style-name="T6">.</text:span><text:span text:style-name="T113">addBeanClasses</text:span><text:span text:style-name="T6">(</text:span><text:span text:style-name="T110">User</text:span><text:span text:style-name="T6">.</text:span><text:span text:style-name="T108">class</text:span><text:span text:style-name="T6">);</text:span></text:p>
            <text:p text:style-name="P4"><text:span text:style-name="T115">initializer</text:span><text:span text:style-name="T6">.</text:span><text:span text:style-name="T113">addBeanClasses</text:span><text:span text:style-name="T6">(</text:span><text:span text:style-name="T110">EnglishHelloService</text:span><text:span text:style-name="T6">.</text:span><text:span text:style-name="T108">class</text:span><text:span text:style-name="T6">);</text:span></text:p>
            <text:p text:style-name="P4"><text:span text:style-name="T115">initializer</text:span><text:span text:style-name="T6">.</text:span><text:span text:style-name="T113">enableDecorators</text:span><text:span text:style-name="T6">(</text:span><text:span text:style-name="T110">HelloDecorator</text:span><text:span text:style-name="T6">.</text:span><text:span text:style-name="T108">class</text:span><text:span text:style-name="T6">);</text:span></text:p>
            <text:p text:style-name="P4"><text:span text:style-name="T115">initializer</text:span><text:span text:style-name="T6">.</text:span><text:span text:style-name="T113">enableInterceptors</text:span><text:span text:style-name="T6">(</text:span><text:span text:style-name="T110">LogInterceptor</text:span><text:span text:style-name="T6">.</text:span><text:span text:style-name="T108">class</text:span><text:span text:style-name="T6">);</text:span></text:p>
            <text:p text:style-name="P4"><text:span text:style-name="T4"/></text:p>
            <text:p text:style-name="P4"><text:span text:style-name="T108">try</text:span><text:span text:style-name="T6">( </text:span><text:span text:style-name="T114">SeContainer</text:span><text:span text:style-name="T6"> </text:span><text:span text:style-name="T111">container</text:span><text:span text:style-name="T6"> = </text:span><text:span text:style-name="T115">initializer</text:span><text:span text:style-name="T6">.</text:span><text:span text:style-name="T113">initialize</text:span><text:span text:style-name="T6">() ){</text:span></text:p>
            <text:p text:style-name="P4"><text:span text:style-name="T6"><text:s text:c="4"/></text:span><text:span text:style-name="T114">Instance</text:span><text:span text:style-name="T6">&lt;</text:span><text:span text:style-name="T110">GreeterClient</text:span><text:span text:style-name="T6">&gt; </text:span><text:span text:style-name="T111">instance</text:span><text:span text:style-name="T6"> = </text:span><text:span text:style-name="T115">container</text:span><text:span text:style-name="T6">.</text:span><text:span text:style-name="T113">select</text:span><text:span text:style-name="T6">(</text:span><text:span text:style-name="T110">GreeterClient</text:span><text:span text:style-name="T6">.</text:span><text:span text:style-name="T108">class</text:span><text:span text:style-name="T6">);</text:span></text:p>
            <text:p text:style-name="P4"><text:span text:style-name="T6"><text:s text:c="4"/></text:span><text:span text:style-name="T110">GreeterClient</text:span><text:span text:style-name="T6"> </text:span><text:span text:style-name="T111">greeter</text:span><text:span text:style-name="T6"> = </text:span><text:span text:style-name="T115">instance</text:span><text:span text:style-name="T6">.</text:span><text:span text:style-name="T113">get</text:span><text:span text:style-name="T6">();</text:span></text:p>
            <text:p text:style-name="P4"><text:span text:style-name="T6"><text:s text:c="4"/></text:span><text:span text:style-name="T115">greeter</text:span><text:span text:style-name="T6">.greet();</text:span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rtable extensions</text:p>
          </draw:text-box>
        </draw:frame>
        <draw:frame presentation:style-name="pr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 bean discovery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19">class</text:span><text:span text:style-name="T26"> </text:span><text:span text:style-name="T21">MyExtension</text:span><text:span text:style-name="T26"> </text:span><text:span text:style-name="T19">implements</text:span><text:span text:style-name="T26"> </text:span><text:span text:style-name="T31">Extension</text:span><text:span text:style-name="T26"> {</text:span></text:p>
            <text:p text:style-name="P4"><text:span text:style-name="T19"/></text:p>
            <text:p text:style-name="P4"><text:span text:style-name="T26"><text:s text:c="4"/></text:span><text:span text:style-name="T21">Logger</text:span><text:span text:style-name="T26"> </text:span><text:span text:style-name="T21">logger</text:span><text:span text:style-name="T26"> = </text:span><text:span text:style-name="T21">Logger</text:span><text:span text:style-name="T26">.</text:span><text:span text:style-name="T32">getLogger</text:span><text:span text:style-name="T26">(getClass().getName());</text:span></text:p>
            <text:p text:style-name="P4"><text:span text:style-name="T19"/></text:p>
            <text:p text:style-name="P4"><text:span text:style-name="T26"><text:s text:c="4"/></text:span><text:span text:style-name="T19">void</text:span><text:span text:style-name="T26"> beforeBeanDiscovery (</text:span><text:span text:style-name="T29">@Observes</text:span><text:span text:style-name="T26"> </text:span><text:span text:style-name="T31">BeforeBeanDiscovery</text:span><text:span text:style-name="T26"> </text:span><text:span text:style-name="T27">bbd</text:span><text:span text:style-name="T26">) {</text:span></text:p>
            <text:p text:style-name="P4"><text:span text:style-name="T26"><text:s text:c="8"/></text:span><text:span text:style-name="T21">logger</text:span><text:span text:style-name="T26">.info(</text:span><text:span text:style-name="T33">"beginning the scanning process"</text:span><text:span text:style-name="T26">);</text:span></text:p>
            <text:p text:style-name="P4"><text:span text:style-name="T19"><text:s text:c="4"/></text:span><text:span text:style-name="T19">}</text:span></text:p>
            <text:p text:style-name="P4"><text:span text:style-name="T19"/></text:p>
            <text:p text:style-name="P4"><text:span text:style-name="T26"><text:s text:c="4"/></text:span><text:span text:style-name="T26">&lt;</text:span><text:span text:style-name="T21">T</text:span><text:span text:style-name="T26">&gt; </text:span><text:span text:style-name="T19">void</text:span><text:span text:style-name="T26"> processAnnotatedType (</text:span><text:span text:style-name="T29">@Observes</text:span><text:span text:style-name="T26"> </text:span><text:span text:style-name="T31">ProcessAnnotatedType</text:span><text:span text:style-name="T26">&lt;</text:span><text:span text:style-name="T21">T</text:span><text:span text:style-name="T26">&gt; </text:span><text:span text:style-name="T27">pat</text:span><text:span text:style-name="T26">) {</text:span></text:p>
            <text:p text:style-name="P4"><text:span text:style-name="T26"><text:s text:c="8"/></text:span><text:span text:style-name="T21">logger</text:span><text:span text:style-name="T26">.info(</text:span><text:span text:style-name="T33">"scanning type: "</text:span><text:span text:style-name="T26"> + </text:span><text:span text:style-name="T27">pat</text:span><text:span text:style-name="T26">.</text:span><text:span text:style-name="T32">getAnnotatedType</text:span><text:span text:style-name="T26">().</text:span><text:span text:style-name="T32">getJavaClass</text:span><text:span text:style-name="T26">().getName());</text:span></text:p>
            <text:p text:style-name="P4"><text:span text:style-name="T19"/></text:p>
            <text:p text:style-name="P4"><text:span text:style-name="T19"><text:s text:c="4"/></text:span><text:span text:style-name="T19">}</text:span></text:p>
            <text:p text:style-name="P4"><text:span text:style-name="T19"/></text:p>
            <text:p text:style-name="P4"><text:span text:style-name="T26"><text:s text:c="4"/></text:span><text:span text:style-name="T19">void</text:span><text:span text:style-name="T26"> afterBeanDiscovery (</text:span><text:span text:style-name="T29">@Observes</text:span><text:span text:style-name="T26"> </text:span><text:span text:style-name="T31">AfterBeanDiscovery</text:span><text:span text:style-name="T26"> </text:span><text:span text:style-name="T27">abd</text:span><text:span text:style-name="T26">) {</text:span></text:p>
            <text:p text:style-name="P4"><text:span text:style-name="T26"><text:s text:c="8"/></text:span><text:span text:style-name="T21">logger</text:span><text:span text:style-name="T26">.info(</text:span><text:span text:style-name="T33">"finished the scanning process"</text:span><text:span text:style-name="T26">);</text:span></text:p>
            <text:p text:style-name="P4"><text:span text:style-name="T19"><text:s text:c="4"/></text:span><text:span text:style-name="T19">}</text:span></text:p>
            <text:p text:style-name="P4"><text:span text:style-name="T19"/></text:p>
            <text:p text:style-name="P4"><text:span text:style-name="T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gnore annotated bean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4"><text:span text:style-name="T66">class</text:span><text:span text:style-name="T67"> </text:span><text:span text:style-name="T68">MyExtension</text:span><text:span text:style-name="T67"> </text:span><text:span text:style-name="T66">implements</text:span><text:span text:style-name="T67"> </text:span><text:span text:style-name="T71">Extension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67">&lt;</text:span><text:span text:style-name="T68">T</text:span><text:span text:style-name="T67">&gt; </text:span><text:span text:style-name="T66">void</text:span><text:span text:style-name="T67"> </text:span><text:span text:style-name="T73">processAnnotatedType</text:span><text:span text:style-name="T67"> (</text:span><text:span text:style-name="T70">@Observes</text:span><text:span text:style-name="T67"> </text:span><text:span text:style-name="T70">@WithAnnotations</text:span><text:span text:style-name="T67">({</text:span><text:span text:style-name="T70">Ignore</text:span><text:span text:style-name="T67">.</text:span><text:span text:style-name="T66">class</text:span><text:span text:style-name="T67">}) </text:span><text:span text:style-name="T71">ProcessAnnotatedType</text:span><text:span text:style-name="T67">&lt;</text:span><text:span text:style-name="T68">T</text:span><text:span text:style-name="T67">&gt; </text:span><text:span text:style-name="T74">pat</text:span><text:span text:style-name="T67">) {</text:span></text:p>
            <text:p text:style-name="P4"><text:span text:style-name="T67"><text:s text:c="8"/></text:span><text:span text:style-name="T66">if</text:span><text:span text:style-name="T67">( </text:span><text:span text:style-name="T77">pat</text:span><text:span text:style-name="T67">.</text:span><text:span text:style-name="T76">getAnnotatedType</text:span><text:span text:style-name="T67">().</text:span><text:span text:style-name="T76">isAnnotationPresent</text:span><text:span text:style-name="T67">(</text:span><text:span text:style-name="T70">Ignore</text:span><text:span text:style-name="T67">.</text:span><text:span text:style-name="T66">class</text:span><text:span text:style-name="T67">) ){</text:span></text:p>
            <text:p text:style-name="P4"><text:span text:style-name="T67"><text:s text:c="12"/></text:span><text:span text:style-name="T77">pat</text:span><text:span text:style-name="T67">.</text:span><text:span text:style-name="T76">veto</text:span><text:span text:style-name="T67">();</text:span></text:p>
            <text:p text:style-name="P4"><text:span text:style-name="T67"><text:s text:c="8"/></text:span><text:span text:style-name="T67">}</text:span></text:p>
            <text:p text:style-name="P4"><text:span text:style-name="T69"/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DI-Unit</text:p>
          </draw:text-box>
        </draw:frame>
        <draw:frame presentation:style-name="pr17" draw:text-style-name="P2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6"><text:a xlink:href="http://bryncooke.github.io/cdi-unit/">http://bryncooke.github.io/cdi-unit/</text:a></text:span></text:p>
              </text:list-item>
              <text:list-item>
                <text:p><text:span text:style-name="T116">JUnit runner for testing CDI applications</text:span></text:p>
              </text:list-item>
              <text:list-item>
                <text:p><text:span text:style-name="T116">Works by creating custom CDI/Weld deployments</text:span></text:p>
              </text:list-item>
              <text:list-item>
                <text:p><text:span text:style-name="T116">Supports</text:span></text:p>
                <text:list>
                  <text:list-item>
                    <text:p><text:span text:style-name="T116">Mockito</text:span></text:p>
                  </text:list-item>
                  <text:list-item>
                    <text:p><text:span text:style-name="T116">Custom deployments (@AdditionalClasses, @AdditionalClassPaths)</text:span></text:p>
                  </text:list-item>
                  <text:list-item>
                    <text:p><text:span text:style-name="T116">Scopes (@InRequestScope)</text:span></text:p>
                  </text:list-item>
                  <text:list-item>
                    <text:p><text:span text:style-name="T116">Alternatives (@ProducesAlternative)</text:span></text:p>
                  </text:list-item>
                  <text:list-item>
                    <text:p><text:span text:style-name="T116">Various Java EE technologies like JAX-RS (@Jax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eeterClient</text:p>
          </draw:text-box>
        </draw:frame>
        <draw:frame presentation:style-name="pr14" draw:text-style-name="P14" draw:layer="layout" svg:width="25.199cm" svg:height="14.111cm" svg:x="1.4cm" svg:y="4.783cm" presentation:class="outline" presentation:user-transformed="true">
          <draw:text-box>
            <text:p text:style-name="P4"><text:span text:style-name="T55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Instance</text:span><text:span text:style-name="T51">&lt;</text:span><text:span text:style-name="T52">String</text:span><text:span text:style-name="T51">&gt; </text:span><text:span text:style-name="T59">user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EmailService</text:span><text:span text:style-name="T51"> </text:span><text:span text:style-name="T59">email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59">email</text:span><text:span text:style-name="T51">.</text:span><text:span text:style-name="T85">send</text:span><text:span text:style-name="T51">(</text:span><text:span text:style-name="T59">user</text:span><text:span text:style-name="T51">.</text:span><text:span text:style-name="T85">get</text:span><text:span text:style-name="T51">() + </text:span><text:span text:style-name="T57">" said "</text:span><text:span text:style-name="T51"> + </text:span><text:span text:style-name="T59">hello</text:span><text:span text:style-name="T51">.</text:span><text:span text:style-name="T85">hello</text:span><text:span text:style-name="T51">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eeterClientTest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5">@RunWith</text:span><text:span text:style-name="T51">(</text:span><text:span text:style-name="T52">CdiRunner</text:span><text:span text:style-name="T51">.</text:span><text:span text:style-name="T50">class</text:span><text:span text:style-name="T51">)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Tes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text:span text:style-name="T51"> </text:span><text:span text:style-name="T50">private</text:span><text:span text:style-name="T51"> </text:span><text:span text:style-name="T52">String</text:span><text:span text:style-name="T51"> </text:span><text:span text:style-name="T59">user</text:span><text:span text:style-name="T51"> = </text:span><text:span text:style-name="T57">"Frigo"</text:span><text:span text:style-name="T51">;</text:span></text:p>
            <text:p text:style-name="P4"><text:span text:style-name="T51"><text:s text:c="4"/></text:span><text:span text:style-name="T55">@Produces</text:span><text:span text:style-name="T51"> </text:span><text:span text:style-name="T55">@Mock</text:span><text:span text:style-name="T51"> 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><text:s text:c="4"/></text:span><text:span text:style-name="T55">@Produces</text:span><text:span text:style-name="T51"> </text:span><text:span text:style-name="T55">@Mock</text:span><text:span text:style-name="T51"> </text:span><text:span text:style-name="T50">private</text:span><text:span text:style-name="T51"> </text:span><text:span text:style-name="T53">EmailService</text:span><text:span text:style-name="T51"> </text:span><text:span text:style-name="T59">email</text:span><text:span text:style-name="T51">;</text:span></text:p>
            <text:p text:style-name="P4"><text:span text:style-name="T51"><text:s text:c="4"/></text:span><text:span text:style-name="T55">@Inject</text:span><text:span text:style-name="T51"> </text:span><text:span text:style-name="T50">private</text:span><text:span text:style-name="T51"> </text:span><text:span text:style-name="T52">GreeterClient</text:span><text:span text:style-name="T51"> </text:span><text:span text:style-name="T59">greeter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Test</text:span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_test</text:span><text:span text:style-name="T51"> () {</text:span></text:p>
            <text:p text:style-name="P4"><text:span text:style-name="T51"><text:s text:c="8"/></text:span><text:span text:style-name="T52">Mockito</text:span><text:span text:style-name="T51">.</text:span><text:span text:style-name="T85">doReturn</text:span><text:span text:style-name="T51">(</text:span><text:span text:style-name="T57">"Bonjour"</text:span><text:span text:style-name="T51">).</text:span><text:span text:style-name="T85">when</text:span><text:span text:style-name="T51">(</text:span><text:span text:style-name="T59">hello</text:span><text:span text:style-name="T51">).</text:span><text:span text:style-name="T85">hello</text:span><text:span text:style-name="T51">();</text:span></text:p>
            <text:p text:style-name="P4"><text:span text:style-name="T51"><text:s text:c="8"/></text:span><text:span text:style-name="T59">greeter</text:span><text:span text:style-name="T51">.greet();</text:span></text:p>
            <text:p text:style-name="P4"><text:span text:style-name="T51"><text:s text:c="8"/></text:span><text:span text:style-name="T52">Mockito</text:span><text:span text:style-name="T51">.</text:span><text:span text:style-name="T85">verify</text:span><text:span text:style-name="T51">(</text:span><text:span text:style-name="T59">email</text:span><text:span text:style-name="T51">).</text:span><text:span text:style-name="T85">send</text:span><text:span text:style-name="T51">(</text:span><text:span text:style-name="T57">"Frigo said Bonjour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text-style-name="P2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7"><text:a xlink:href="https://github.com/cdi-spec">https://github.com/cdi-spec</text:a></text:span></text:p>
              </text:list-item>
              <text:list-item>
                <text:p><text:span text:style-name="T117"><text:a xlink:href="https://github.com/weld">https://github.com/weld</text:a></text:span></text:p>
              </text:list-item>
              <text:list-item>
                <text:p><text:span text:style-name="T117"><text:a xlink:href="https://www.baeldung.com/java-ee-cdi">https://www.baeldung.com/java-ee-cdi</text:a></text:span></text:p>
              </text:list-item>
              <text:list-item>
                <text:p><text:span text:style-name="T117"><text:a xlink:href="https://www.javacodegeeks.com/cdi-tutorials">https://www.javacodegeeks.com/cdi-tutorials</text:a></text:span></text:p>
              </text:list-item>
              <text:list-item>
                <text:p><text:span text:style-name="T117"><text:a xlink:href="https://dzone.com/refcardz/contexts-and-depencency">https://dzone.com/refcardz/contexts-and-depencency</text:a></text:span></text:p>
              </text:list-item>
              <text:list-item>
                <text:p><text:span text:style-name="T117"><text:a xlink:href="http://next-presso.com/">http://next-presso.com/</text:a></text:span></text:p>
              </text:list-item>
              <text:list-item>
                <text:p><text:span text:style-name="T117"><text:a xlink:href="https://javaee.github.io/tutorial/cdi-basic.html">https://javaee.github.io/tutorial/cdi-basic.html</text:a></text:span></text:p>
              </text:list-item>
              <text:list-item>
                <text:p><text:span text:style-name="T117">StackOverflow, Google, practice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22H21M10S</meta:editing-duration>
    <meta:editing-cycles>383</meta:editing-cycles>
    <meta:generator>OpenOffice/4.1.6$Win32 OpenOffice.org_project/416m1$Build-9790</meta:generator>
    <dc:date>2020-05-15T15:41:17.76</dc:date>
    <meta:document-statistic meta:object-count="385"/>
  </office:meta>
</office:document-meta>
</file>